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9.181041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3.51895833333333cm" style:use-optimal-column-width="true"/>
    </style:style>
    <style:style style:name="co4" style:family="table-column">
      <style:table-column-properties fo:break-before="auto" style:column-width="2.75166666666667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1018" table:default-cell-style-name="ce1"/>
        <table:table-column table:style-name="co2" table:number-columns-repeated="15356" table:default-cell-style-name="ce1"/>
        <table:table-row table:style-name="ro1">
          <table:table-cell office:value-type="string" table:style-name="ce1">
            <text:p>GUID</text:p>
          </table:table-cell>
          <table:table-cell office:value-type="string" table:style-name="ce1">
            <text:p>Welt (codiert)</text:p>
          </table:table-cell>
          <table:table-cell office:value-type="string" table:style-name="ce1">
            <text:p>Welt (uncodiert)</text:p>
          </table:table-cell>
          <table:table-cell office:value-type="string" table:style-name="ce1">
            <text:p>Europa Smaragd</text:p>
          </table:table-cell>
          <table:table-cell office:value-type="string" table:style-name="ce1">
            <text:p>Europa (codiert)</text:p>
          </table:table-cell>
          <table:table-cell office:value-type="string" table:style-name="ce1">
            <text:p>Europa (uncodiert)</text:p>
          </table:table-cell>
          <table:table-cell office:value-type="string" table:style-name="ce1">
            <text:p>Schweiz (codiert)</text:p>
          </table:table-cell>
          <table:table-cell office:value-type="string" table:style-name="ce1">
            <text:p>Schweiz (uncodiert)</text:p>
          </table:table-cell>
          <table:table-cell office:value-type="string" table:style-name="ce1">
            <text:p>Schweiz Kriterien</text:p>
          </table:table-cell>
          <table:table-cell office:value-type="string" table:style-name="ce1">
            <text:p>Bemerkung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13F161-CF94-4FC7-819B-374D3374DD8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; 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74DE2A-CB56-42D4-B71A-B590440BD41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A700B9-4108-424E-B94E-1CC9ECAB7944</text:p>
          </table:table-cell>
          <table:table-cell table:number-columns-repeated="3" table:style-name="ce1"/>
          <table:table-cell office:value-type="string" table:style-name="ce1">
            <text:p>E</text:p>
          </table:table-cell>
          <table:table-cell office:value-type="string" table:style-name="ce1">
            <text:p>endangered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D526FD-823E-465A-9F56-0C22E4DD817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E5CD70-2B25-4C7B-BDF8-E80D525C8D29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nur aus dem Tessin bekann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EA627E-AC6F-48F0-B894-476FF4AEACAA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einziger Fund 1984, Upgrading vorgenomm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10022F5-106A-47CB-88CE-648F99DBD57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9E0885-D38B-449E-AE40-9B492CF261FB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m Schutz der Trockenstandor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1AA93C0-EB44-40DF-9ADB-EE99C4A14AD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1D92C76-CCFA-4C6C-969D-F36E8EED956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1E873CD-D508-47C4-BC45-A15B0D81537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F54485-29FA-4F1B-9395-0E96B816555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A2b</text:p>
          </table:table-cell>
          <table:table-cell office:value-type="string" table:style-name="ce1">
            <text:p>abhängig vom Schutz der Trockenstandor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1F6FE7F-3F84-402E-AD95-D74C2A1776B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275011F-2852-40F8-B950-09BCC502AA01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v)</text:p>
          </table:table-cell>
          <table:table-cell office:value-type="string" table:style-name="ce1">
            <text:p>abhängig vom Schutz der Trockenwies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30F2823-B480-472F-95C5-71A4A29608C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A2b; 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31E1427-FD23-4573-B5C5-4EDCD50C1AF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359CEF4-5F8F-4971-BCCB-F661BB9C608F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A2b;B2ab(ii,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39E6067-09B8-4CB1-AE88-8EE1177C17D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3AE462D-0C88-4C06-906D-3CEBDB71C84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3B142A6-F17A-4A51-8A0B-DAF71DB5E48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3E503B7-FFBC-4FD5-80A7-8D1DC14C790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44FA358-1FF8-44ED-8F39-A6698D16EEC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im Mittelland gefährd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46C52DD-387D-4480-BA25-726D1BCCC92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477EF69-E2A5-4596-A101-53A470F80CE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47BAC6E-ED3F-4CC8-8407-40F5AC8CA71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49311ED-0EF9-4233-BEBD-BBD40C4D92E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49632D3-0982-4DE6-80FA-CC4E7EA03ED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4F06342-0B01-4E76-9D84-395AAF931D4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5B5FA73-06B2-45FA-90FE-961A73694B5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6160B56-4B20-44FF-B41F-4742AF53BDB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wahrscheinlich häufiger als Funde vermuten lass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6661861-5922-4B85-AF0F-C8DA32D61D5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668545E-9A95-4B27-9E14-16396348779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6A1338E-F663-49EF-8766-0CB0DAF30AD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6C2A4A6-0858-4352-8481-F1E4761E70B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6E99DC2-867C-47F1-ACCD-03A024840603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6EF8FB7-FAB4-4335-B62C-2DB2C618816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7560058-4790-4EA2-87F7-E23CF4577BE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7750D18-5550-4BAC-BA60-E64084438A1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</text:p>
          </table:table-cell>
          <table:table-cell office:value-type="string" table:style-name="ce1">
            <text:p>in der Schweiz ausgestorben</text:p>
          </table:table-cell>
          <table:table-cell table:style-name="ce1"/>
          <table:table-cell office:value-type="string" table:style-name="ce1">
            <text:p>letzter Fund 1916, wiederholte Nachsuche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7D4F5A0-F0C7-49BC-89FB-F6A452C1BAE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814B819-C808-44AF-B991-21FC331C6F7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8307FF3-7980-4D17-8EFB-162786816CE9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8440F88-6CAC-47DD-9065-DE34B073EB3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8C2B577-C493-4EDA-9EE8-93336029E6A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8E5AD37-F556-4CD0-8988-37E7DF6AFC6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subsp. borealis unterscheidet sich nur im Chromosomensatz, von dieser gibt es keinen sicheren Nachwei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903E14A-3D25-4B07-A5AB-88C5F2199712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92634A9-E56E-4B7F-972C-112221A5231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93AEB04-1673-48CF-98E7-C39048E4FEA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9C373F3-6397-4106-AF48-851446E5A3A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A08C1C4-1DC4-4CBF-8DE4-9A95AC404F9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A41E745-9D91-453D-8843-759C9E373E7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A8222F3-CB5F-4017-8C2B-FA57E58B7CC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A8E42E3-D1F2-45F6-9C62-EEE68B2320B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Vorkommen in der Schweiz unsiche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AAE4D0E-841A-40A0-8A12-A195696AEBA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AF82312-850D-4514-B98A-D357988D23F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B1A11C2-0A53-40D0-B259-1E598B557923</text:p>
          </table:table-cell>
          <table:table-cell table:number-columns-repeated="3" table:style-name="ce1"/>
          <table:table-cell office:value-type="string" table:style-name="ce1">
            <text:p>? V</text:p>
          </table:table-cell>
          <table:table-cell office:value-type="string" table:style-name="ce1">
            <text:p>vulnerable?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B48127A-DA61-4BF4-9B6D-02EE916EEAC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Vorkommen in der Schweiz unsiche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B71401A-C8A0-4032-BD79-5A3AA7301F71</text:p>
          </table:table-cell>
          <table:table-cell table:number-columns-repeated="3" table:style-name="ce1"/>
          <table:table-cell office:value-type="string" table:style-name="ce1">
            <text:p>K</text:p>
          </table:table-cell>
          <table:table-cell office:value-type="string" table:style-name="ce1">
            <text:p>insufficiently known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B74FEAE-3713-4080-9B21-F39C27456E0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Rückgang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BA02E16-A793-44ED-891C-A4BFFD01F0F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Neufund 2002 (Umgebung von Basel), Upgrading vorgenomm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BD9644A-91C4-41DB-9747-57BF50AAE7AD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C156256-CAC9-4109-B153-311ACF93D36F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C5097FE-BB24-406C-9F25-3B309309BD77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erst seit 1951 bekannt, beschränktes Verbreitungsgebiet zwischen Obwalden und Linthebene.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C5D19DE-F88D-426C-B84E-7DACC7FBB72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C6D02BA-E673-42ED-A1FA-6B88369C6EE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C78ADBB-B8AF-4327-A724-CDE5B993C15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CC4D597-9AE5-49EB-9E96-88D70C382FD2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nur aus dem Tessin bekann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CD3A59A-7AD0-474E-8DF6-C1026574A5A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CFD0032-2365-4BE6-B38E-02AA37D130F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D4DCE96-8A09-4B4D-ACDB-064206C7981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D50C6A1-0089-48C7-9DB8-7D6D3998A72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DA894EA-0FBE-41A7-8B25-3961B866142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DE9E873-7235-4572-9561-4B251003EFC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DF11A79-72E6-4D4F-996E-4A11B077EC9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B1ab(iv)+2ab(iv)</text:p>
          </table:table-cell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E1F15FA-4062-45FB-A1B4-ED1D0654538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E8E5B68-48C9-4D73-A259-8F7731129AF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EC4C5C5-E771-4910-AAFC-CB7325EB5716</text:p>
          </table:table-cell>
          <table:table-cell table:number-columns-repeated="3" table:style-name="ce1"/>
          <table:table-cell office:value-type="string" table:style-name="ce1">
            <text:p>? V</text:p>
          </table:table-cell>
          <table:table-cell office:value-type="string" table:style-name="ce1">
            <text:p>vulnerable?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Vorkommen in der Schweiz unsiche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EDA9F2A-1BC5-4568-9429-23D08A5DD4B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erst 1994 beschrieben, ältere Belege von H. ciliata z. T. überprüf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FDEC36D-214A-42CC-AE2B-B2F7E89804C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005F064-4FCA-4B19-81EA-ECE242C1959C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128754A-2E70-498F-81FC-4D88A2F896B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1A59583-203C-4560-B2AD-569E332E8E0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1DAE6D8-799F-4643-8D21-4B78574481C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1E90850-F270-46EB-A0B9-F245BAA540B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240EC3C-1A91-4550-A214-8C8987B3D24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2636EEF-E045-4F7D-B7AF-3A5E76D4A29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265FF65-30E3-429C-ACCF-C1FFE576AAF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2987837-2E0D-4BF4-9042-9EAF3BB6AF9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29F5769-8517-421D-88DC-134F5534043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2B0B047-772F-4357-9019-18638E66644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2D7EED4-D443-4C9F-980F-72711720D2B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3053D9F-758A-46D7-8D66-FF9AB144291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305812B-16F4-42D2-8596-A97DFA3BBE0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31A21CD-3105-4540-871A-41A4B62C61C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33F521B-A6F4-4664-B246-9A6AE460E4B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38FB29D-EC95-489D-83AC-32FDC2828A2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3E2F280-41E1-4045-A4D6-1BF3772886DD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4040F0D-F951-440B-A9FD-6EA813C5A7B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4090B48-8079-48E7-890B-05948B1747A3</text:p>
          </table:table-cell>
          <table:table-cell table:number-columns-repeated="3" table:style-name="ce1"/>
          <table:table-cell office:value-type="string" table:style-name="ce1">
            <text:p>K</text:p>
          </table:table-cell>
          <table:table-cell office:value-type="string" table:style-name="ce1">
            <text:p>insufficiently know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einziger Fund 199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40B8AED-273D-4D87-82A2-E265844ECB8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420AFDF-6A19-4C87-A2CC-DA02B65FECC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420DFFB-BB5D-49BE-879F-34F6AD1EEDD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A2b</text:p>
          </table:table-cell>
          <table:table-cell office:value-type="string" table:style-name="ce1">
            <text:p>im Mittelland stark gefährd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557A42B-8FC4-4871-9767-78B14B2F57B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Neophyt, in Ausbreitung begriff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588D51D-7608-4E76-B04E-B902F8A4040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5F27518-FB74-4C2C-9DC5-561F2E78F31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605DB9E-E504-4B1A-A635-B7B3E6472A5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nur Wallis und Tessin, abhängig vom Schutz der Trockenstandor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679E7E1-2A28-48BB-87B5-F7742C65C3D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6978627-7090-41E8-AE4F-306367FC39A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B1ab(i,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6BBE98B-1485-457C-BE97-2DE158677C8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6BDA697-432C-422F-901A-57F284156B92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6C43EED-83A8-4237-AAAF-4D567D0B036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70005DD-B9AD-40E9-93B6-C91E67EC133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71769C3-1EDD-4E87-93B8-E3CC356F62B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781B4CF-EBD6-47E2-9499-719C0ED777A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7ACBE44-1CFA-4FF9-B15A-0B862DAA0FF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7CF41FB-8825-4C48-99C2-5C5F143C34E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7DA2A0C-5BDE-4DE4-A03E-7C3C2BE27C3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Vorkommen in der Schweiz unsiche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7DF91F3-F436-4C0F-955E-2EF567ADB62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A2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82287D0-5256-40F5-A9CC-6F49B6D00B2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84F03CE-1D9E-4581-8982-EC408D5245F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84F78C1-426A-4F7D-BCC4-530EFA8FE1F0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nur aus dem Tessin bekann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8CA9B16-66AA-4330-BFB5-B5D0BD14330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929C34D-59A6-4531-ADAE-78F7AC4A4A8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9521F8D-53F8-4C87-8E85-D42C9166A62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9D5072C-13E2-4E09-8928-632D7254A89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A35F4EE-0182-472D-9D24-EB999DAD431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A6057DD-84E2-4EB2-B07A-A3C8D1CE0D2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v)</text:p>
          </table:table-cell>
          <table:table-cell office:value-type="string" table:style-name="ce1">
            <text:p>möglicherweise ausgestorben, letzter Fund 1954, Nachsuche mehrerer Populationen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A7ED1BA-E7EF-4898-B90C-96FF54C22F2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A8DA3D4-09D1-4752-BEF8-91C913619F6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AA2FEBB-4C53-4368-ABCA-76BC86DCA83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AAB58AD-2634-4EDA-81FF-7759B2DF6CC9</text:p>
          </table:table-cell>
          <table:table-cell table:number-columns-repeated="3" table:style-name="ce1"/>
          <table:table-cell office:value-type="string" table:style-name="ce1">
            <text:p>K</text:p>
          </table:table-cell>
          <table:table-cell office:value-type="string" table:style-name="ce1">
            <text:p>insufficiently known</text:p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B2DACA5-9222-44EA-9DB4-4CB2FEE0DA6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m Schutz der Trockenstandor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B69B210-EC1C-4DE9-9315-ABAFE3CC829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BDF62BF-E3EA-41CC-A0C2-B303E122226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C130CCA-6C5F-46B8-8239-CDC81D11108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C21E662-7D8E-4A65-BD5F-D6566599C5E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C7D5A3F-DC6F-4B80-B914-8F20BE94474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D058BF1-0A10-48E6-80FC-593EA481B5F7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möglicherweise ausgestorben, einziger Fund 18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D0BD597-5236-42BD-84DF-496027CF4186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D64E9C2-4708-40BA-B78C-D1CD6557470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D906E25-FAB6-4BC9-AA86-091B06A051E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DD4A0C2-C76B-499C-B052-B746D33CA48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DF6151A-E58B-4A3A-A23C-1F5A9770AD2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E1A3300-F442-4098-BAAA-C4AA75616EBB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E347EEA-4E2E-45C8-B6DF-5BA8EC6E61E8</text:p>
          </table:table-cell>
          <table:table-cell table:number-columns-repeated="3" table:style-name="ce1"/>
          <table:table-cell office:value-type="string" table:style-name="ce1">
            <text:p>K</text:p>
          </table:table-cell>
          <table:table-cell office:value-type="string" table:style-name="ce1">
            <text:p>insufficiently know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E48CEE8-78ED-4273-AE4D-89E2347D754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EA1B017-ADEC-4735-B60E-CD1919E71CC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ECDD0A0-EFFE-40C6-AB1A-02891F4399BE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F043AA5-FADA-4469-8E2C-9DD1FC6FAC0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F67F523-134E-491D-9980-07247E12B3F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FA313E0-96A3-4122-A35F-BF19FA7E580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FC2E91D-7EF0-421D-BC78-5827C61A576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; 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FDC2111-7E46-4CDC-952C-3360FA58E588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FF13C69-81B4-4215-87A9-E006E8E25B4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23822E-4204-4065-9DDB-DE3FBD136BE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56DF32-F560-4F4D-A95A-49C07538637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5C4F6E-AC38-4C32-9B8B-23A866AB2D02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A2b; B2ab(iv)</text:p>
          </table:table-cell>
          <table:table-cell office:value-type="string" table:style-name="ce1">
            <text:p>möglicherweise ausgestorben, letzter Fund 1948, Nachsuche einzelner Populationen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866CBC-BF36-4827-AFC3-FCC296A4EC8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20EFA3BF-D631-41D5-849A-0E00879CA73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10DAB5B-6B12-4AD9-8F78-877A83D9975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135A857-2B15-4DC4-B1BA-F818A336826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13B6612-9638-4E4D-A5FC-F620704FE3F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1C9455F-D432-4DD3-AE92-FC1624A4CA8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1E6B3D4-589A-45EB-A26E-6B3EFB83917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2292215-1CF6-4945-BC15-5B10BFC32AB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2824310-B718-4AD3-B560-293F6DABD39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22B179F4-220C-41F5-8E02-5D7EE2CDD54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3684AD4-4F9C-41E5-BB4F-EF84E46E3AC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23694B2F-E49D-46D1-9E76-A56FFD5D2C6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3A33E3D-6A73-474E-89AC-B61D658E6CC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3EA9F70-FA7F-40C3-8BC5-C4340ED538E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23EF3552-D7C4-47CC-85A1-E61C540C2940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23FED3E6-C612-4C57-A3A8-23B8140EFE7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43A721C-D682-4B24-849C-CFFB1A326F8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A2b; B1ab(iv)+2ab(iv)</text:p>
          </table:table-cell>
          <table:table-cell office:value-type="string" table:style-name="ce1">
            <text:p>möglicherweise ausgestorben, letzter Fund 19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444181A-892A-4043-AF7F-A249FC4D3ED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4F99DC9-2C1A-43D7-8FF1-097A49946F2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557BCF6-97E1-4ABD-999A-5EA26B32079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5C87CC5-AADE-4F4D-BCEF-D75D8A1C305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25DF69DD-AEDD-469B-AF99-05E3FF88845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7108331-BD13-4C76-923B-9C1C2BD5BCF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76AF2E4-2128-422E-AFC2-E0ACFE7FC5E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27B81705-8896-4A9A-A377-2B53DBF6706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85FFAE8-1DB6-4132-9A18-4DBE56B9FB5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8B780A1-9A1B-4A15-8658-DEB8BE3FA5F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8C2E4A8-87FE-4AE5-8B54-8B8BE81F72D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92540E6-13FA-4B5C-A728-11779056273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9399A23-412C-4838-A947-B4FF79FD122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96695A6-C29E-4686-9AC9-F4290E91F25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9B0AC34-9897-4639-B448-62CE8CF8134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A61CF38-D835-4127-8036-B1D44F93B9E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A69EB7C-DAD4-4C38-8751-98A01D46145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AF7102C-6958-460A-8421-7A768D9597B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m Schutz der Trockenstandor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B10B26E-AF8E-46B9-8E28-38DAEB00E9A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A2b; D2</text:p>
          </table:table-cell>
          <table:table-cell office:value-type="string" table:style-name="ce1">
            <text:p>nur aus dem Tessin bekann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B408619-F63B-43DA-B0CC-5F1258426C3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B4AAA66-8D9A-4A20-B58C-933AD18F468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B528892-BAA6-4AFC-9006-4D2BCA7F640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2B96DDE3-712C-4996-A17B-9B0D6A0D5CD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BDAA689-BF43-48EC-A0A7-2DE308ED4A84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BE2A1A6-0842-47F5-AD70-4993B279F206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2C1642F2-DCFC-433E-B4FF-FFAD1420A50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C5259A1-CDFA-4085-BF32-51334E52E00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C824021-CC48-405F-BC2B-52002A49D62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CA0CB4D-963D-4BE2-A29A-5B55E9B2F57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D342FF2-C3F6-4926-A71D-940A9AAF967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D38AB9F-3520-437A-ACA0-73FEFE699D1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D39DAD8-8984-435C-85C1-3492B3B5872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D825EBF-C7F2-429D-BBBA-38DFDCFD1B8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DB5C315-CCCC-4CFB-8416-37D2BBA6ED14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nur wenige, nicht bestätigte alte Angaben und ein zweifelhafter neuer Fun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E17553B-1223-4DD4-A84B-EE01288CEC6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E551891-C9B0-4D9C-AF49-2BE15CBDD12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E57DE58-ECC0-4F80-83D6-8C4241D82CF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E7C36EE-47EE-4D0F-B75E-828022C8051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F602AF6-EEB4-44E3-B459-84D14234FEC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FC639AF-9EDD-4C4D-8151-1C876B7454F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FC9C346-A102-424B-BFEC-5E8B50097248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Vorkommen in der Schweiz unsiche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FD71367-1C1D-4E5C-988A-4BC8050973E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FE87A58-F887-4AB0-8A7A-01AF91C6C1A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nur aus dem Tessin bekann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09159-85B4-4EFD-A0AA-4CAA53EA4BB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011813C-5655-49D0-A3A3-77EE7E69FD1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049D352-60E7-4283-AC24-0321B0A767C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wurde kürzlich in mehrere Arten aufgeteil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7B6C91-4CBC-4ED2-AFD9-7CA477085AB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0BF6F25-2963-4820-B723-463CEE97499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131AD91-2B71-402C-B4B9-AF7506FF877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1320E5F-32A3-48B9-955E-29EF674E6E3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19B4FAB-1F68-488C-807E-44C0C448778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Unterarten möglicherweise gefährd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2A5E640-9014-474F-8DC7-0BF014B7BC8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33DAFDB-49C5-44C9-AF34-8921A920070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3666670-1A41-4517-B30B-ED55B01D522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33C3A4B7-8354-4F83-BE82-F760303B560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erst seit kurzem unterschiedene Ar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3F973B2-7FCB-45C6-B8E7-C1394889C68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434FCAE-1AD2-449F-9995-8758B599956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A2b; 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34A0210B-5040-4142-B438-00E84197409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einziger Fund 19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4B77C04-D496-4A1D-9B23-EAA8B1D54BC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A2b</text:p>
          </table:table-cell>
          <table:table-cell office:value-type="string" table:style-name="ce1">
            <text:p>im Mittelland gefährd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5089611-DB41-4A99-94D7-DA69011829C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Status unklar, da eventuell nicht richtig erkann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5144521-CDB8-44D5-9C9D-6646DBA5B99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51C0E52-C83E-44B8-B99E-80AF7EE0A2E6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A2b; B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35291208-7ED3-4722-AFB5-CAB663AB25D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58EB5C2-2551-40E0-91B0-49B13BDF147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5B2330F-9B8B-401C-9B66-4EAFB2CEDF0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5D2F383-26D1-4CD7-95F9-B3607494DD2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letzter Fund 19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5FEFA78-BEEC-4197-9355-35097560650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61959F2-72D5-4C79-95F7-69682058F84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; 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36298A76-12FB-4026-B908-5EB12BBAF21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36BDA9AF-2390-45B3-9589-E828390C3BE7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36C0DF0A-192D-46A1-9A26-9661D2A86CE5</text:p>
          </table:table-cell>
          <table:table-cell table:number-columns-repeated="3" table:style-name="ce1"/>
          <table:table-cell office:value-type="string" table:style-name="ce1">
            <text:p>K</text:p>
          </table:table-cell>
          <table:table-cell office:value-type="string" table:style-name="ce1">
            <text:p>insufficiently know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36CEEC5B-63E2-4901-B552-18F321BFCDF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36EA63D9-2D37-4E5A-9F72-0C1CC9F33A9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6FCE258-D93B-4745-8B0A-E7029B8D3AC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714014A-D417-470C-905A-A625FA36ACB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716AB79-7BD0-4DEE-B61C-63D34FD684A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746120B-B4BF-4230-A64E-DAB6A169561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37632B16-9645-4FE6-915C-7A2FD19416E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767AD20-3D52-42BF-A06D-9499527719E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7AF47E5-F56E-46A1-8D5F-0A95957EF17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table:style-name="ce1"/>
          <table:table-cell office:value-type="string" table:style-name="ce1">
            <text:p>abhängig vom Moorschutz, im Mittelland gefährd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7D45FEA-6A21-452F-8268-DA245B45C7B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80799B7-464C-4517-8CF3-BB5C7B45A7C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82E7E32-636B-45A7-959A-960F12CBF4C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85ACEC6-FC59-43C4-9E71-DC0101470DA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867ED5A-A458-4EA5-A468-49341B62856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8C38175-8AEF-4DB7-B803-438FB06CB7C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Vorkommen in der Schweiz unsiche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8DFE242-6B88-4A0C-8E2D-5F125674A16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9193E40-F1A9-4965-845A-C15E572CE86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einziger Fund 1936, Nachsuche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940BF12-A937-48E8-B23F-B6AB14E503B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3967F5C2-58E9-40B5-BBAE-87799E81CF1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A2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39D23B2D-6712-4E4F-B31B-A2BD0F29905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A5CD555-06C7-4170-BA75-ADAE2C5805F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3A633EAB-643C-4C62-B295-B4BE00507B0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3A665DDB-8C35-477A-B500-FD8C5C54762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A716766-473D-41A5-89D1-4259B88B2DD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A97831C-A21B-4FBB-A6F2-0E2BDFFFA90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3AC5AEF7-FC13-4D00-A11F-363219B9B376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3B488F68-5137-498A-8C66-B5704455755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B656E2F-95C1-4520-AE30-412884520BC6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3B8ABDA5-74D1-426C-8BEE-297552BF50D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B9931FE-E95B-41DA-B82A-5E7D6C88121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BC10054-B7EC-498A-AA26-2512FAE0B6B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BD247BE-6C68-4A8E-A6C0-078DAA5DFCC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C1D2263-8F70-4B65-88DB-48EDB0D6FB0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3C348714-505D-4F64-A73C-BCC2CE021A3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C3A6369-3179-45B7-AC70-C3F674ECAEB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3C923758-30D9-4446-BE85-E7E65B82517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CD85826-8A80-4D56-BE1D-30805D485F8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CEC871C-E14C-406E-B34A-E2B97DE03CC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D36D23F-4A57-496E-80A5-477FA3ED77B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D49FF69-B41C-411D-A701-6F7C0AC70B1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D51D443-FB7B-49F4-A76D-E68122167BD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m Schutz der Trockenstandor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D543AE5-556C-451E-A563-C7152245757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DD49CB3-BDB9-4474-B554-65754C60E4B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letzter Fund 1911, Upgrading vorgenomm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DED5B11-1735-40D9-8CD5-89F7C5FFE7F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E0173B1-3EAB-4F33-989F-CEDBBFDD8B8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3E53CE19-46F8-4BFE-8272-E02A9F093EC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3E6A0981-3C55-4CBA-A0EB-D2A5D00DBA4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A2b; 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3E8997E6-10C5-4FF9-A974-16361A35C22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3E91B826-3D75-4C3D-A10D-AE32851AA53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Unterarten möglicherweise stärker gefährd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E925BF0-DCC7-4CF7-8C19-F46FCB30B44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EC309F0-7498-4301-9B8F-D356185F621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F303AF6-AC72-42DD-B22E-B31E89A0F0D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>Vorkommen in der Schweiz unsiche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F40A809-6EEC-4222-9AA7-66D54FB8EA9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F5EBC62-2539-47A0-AF71-ED262703221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3F7EE1E9-22CD-4B28-93CF-D8D937EF032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F96E69A-9E8F-4EFE-AB76-0E7A516CEFF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FB15282-24A7-462A-A4C1-F5627B922F9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FB3CF17-474D-4E56-AF10-FFB681C80EA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0354F9E-B71B-47BE-BBE8-164A06F69C4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4051A30A-83DD-46A5-8A08-F8D910ED31E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wurde erst 1999 beschrieben, bisher ein Fun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4062C59A-E7EF-4A2F-B895-785D39879CE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m Gewässe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406C8183-0425-409C-A2D4-65C56D36DD6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4088A81E-1358-49C7-B585-3F5643FEE30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0C3516D-79AD-44C6-9030-7D4643EF1E1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nur aus dem Wallis bekann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40D469F8-839B-41C1-93A3-B504E96A8B0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134B682-12D6-4D6F-B7CA-C53C7F73875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A2b; B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416938C4-5487-4F16-8DA3-7BC2AB2F3CF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418D85BC-B54B-46EB-80BC-3EE71AB451D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41AEF263-2AA5-4A87-8156-9F00089FFEF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1B73178-F344-4F70-867E-6B14604EADD1</text:p>
          </table:table-cell>
          <table:table-cell table:number-columns-repeated="3" table:style-name="ce1"/>
          <table:table-cell office:value-type="string" table:style-name="ce1">
            <text:p>K</text:p>
          </table:table-cell>
          <table:table-cell office:value-type="string" table:style-name="ce1">
            <text:p>insufficiently know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4229CFE4-6CF7-4B41-864C-35573D54108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2501DED-31E4-4909-8218-79CBE358AB7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B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427F79F8-EF11-40BF-9098-088AA242B09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282C0CA-2A0A-4493-A010-93E2C21C5EE8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letzter Fund 19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42CF3F94-36A0-49DD-ABE8-97249DD31FB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2DEDAAF-35D9-46B3-911F-2991CE80A9D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letzter Fund 19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4327AC69-9C8C-41A5-B923-681AE7FECFD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383CC17-C390-4331-B243-C275188F1BF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3F61615-14E0-49F3-B6FC-DF06CAFE926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4192748-7651-42CF-8714-3D2DDD61C92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43BEC96-F531-41D5-8E9F-95385AEA8C6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46E695D-B941-499C-A173-9D6C6577F29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44758226-4E3D-410D-8B2E-87C1F5781B4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A2b; B1ab(iv)+2ab(iv)</text:p>
          </table:table-cell>
          <table:table-cell office:value-type="string" table:style-name="ce1">
            <text:p>letzter Fund 19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448C366F-4788-49C8-AC69-DAB375FE475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490D5CA-0967-4D37-B013-85A71F0B91F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4957A7A-64A5-42ED-BF07-6B4B0EC1BDB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4ADFC99-96CF-4362-8621-7A070FB32167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1ab(iv)+2ab(iv)</text:p>
          </table:table-cell>
          <table:table-cell office:value-type="string" table:style-name="ce1">
            <text:p>möglicherweise ausgestorben, letzter Fund 19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44D4C55D-452C-46E2-8CC4-F816E4B0430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528240A-2996-464B-8156-A6308621EAE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55BD7B6-85E8-4F16-B1D5-C14A5B2C7DF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45D65A2F-E374-446F-8EC2-6DAFCB44F7C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5FDE52B-940F-434D-9B0B-61A3CBF49A2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676568A-F71B-4197-9D2A-71D3776A690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467E9218-E7FE-4369-A5A0-4875923D77D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6C8A975-9795-417C-B78A-7D5B1E4C4EA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6DA60EB-994D-4F4E-AAAA-F18CD9172EE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72CB4D8-9361-4A74-A849-39AA578FBB6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73F0A6A-F89E-491A-827A-27D1594C5AD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7DFD59D-101D-4BA3-A696-14F29D8F8F4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47E1381E-50BC-484B-A328-3EBE913676A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47E4B0AD-B871-49AE-B766-60AFF5A44FB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4812963C-5053-44A4-B190-C3ACDDB75B2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48224992-0815-461B-85F4-3A227A8C3E1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48BB8304-AA07-44A6-B4CE-CA11F64BAA8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8C1BC39-2196-4568-8567-2F3BEA934E2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8D58703-49E3-4897-A367-1B1168C0416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8E6A7BC-996E-49E1-90EF-25AE5D9B391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90B69D0-E738-48E6-A992-CA6E53D32E4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Vorkommen in der Schweiz unsiche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49430FFF-7C8F-457F-B520-BEB76834491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Vorkommen in der Schweiz unsiche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4949579B-2BD5-4594-96FC-BE86A6A95DF5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96DFEC0-142F-41D5-8B29-28FA1F2F006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97C5E72-9C09-4213-AD8B-2FC2D046395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nur von der Alpensüdseite bekann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49D04212-D1C9-45EC-BECE-51834D64095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A2F664D-BCF8-4D61-A340-F7C24EAA492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4A6A3517-06BB-4EEE-8ECD-1C56F84F2EA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A9A754C-8B8E-4132-B8C5-4F43B8FD466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A9F1A3C-8F6D-4684-8098-1C4C5B4F768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4ABA0AAE-0765-470E-92BA-C57C2DB2D60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4ADF1744-58F4-4293-B4E6-BD86229EB3C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B1A4E72-CC55-4211-A163-72EC1E34320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B3E1D52-0577-47E2-8B21-5352B03D4ECE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4B7D29FF-7784-4F44-8B06-24CB435DDDD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B7D901F-4DBA-434F-980E-77DA4DED276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4B859379-7C93-40AD-ABA0-0DE0AB5CC5C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B9EAB62-1FE0-48DC-B0BD-2B4129E6274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BA2990E-DD10-4F3B-83F2-64F61D42E8A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4CD6E812-ACF5-4B90-8DF7-D0839FB223B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D2EBF9A-858C-46FD-8045-329E2AE56AA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4D87282E-4ACC-44F2-9A86-B553CDB5CA9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4D921F3E-1F70-4822-9B58-C5947FCB673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Unterarten möglicherweise stärker gefährd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4DB4F28F-B711-4421-A17D-071C33E98D5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4E327CBA-0974-4674-8270-2645C8D6D46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4E61124A-F584-41C8-A2A9-4D2991D624A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4EDC2881-B24A-484E-ADD9-458854F8C9B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A2b; 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4F512AE0-2A1F-42F2-B7D2-8F2B536CD9A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; 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4F7C0BAD-0A85-4D6A-B039-07113EAE44E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F7C1E1A-102E-4533-89A3-D3B26F33958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A2b; 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4FB34E76-8E3E-47E2-827E-FFCB5DA931C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FB8A4FE-43C2-4BCF-A947-859FB1A3E18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00035D1-2E86-49EF-A91D-158CC047676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0062554-0AFA-429D-BD4E-A083444FCAE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03A9A91-1C3D-45CC-B1BD-2400C78A390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0A28C5F-F272-40C9-B904-CA4F17040B9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im Mittelland gefährd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0FAA2F0-BA76-44CE-B6AA-F20815DBC5E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15D7C07-06C5-448A-A850-6788BC088DC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1D3DA2C-1BF2-4B08-90F8-82CC9EC3D05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208EACB-A975-40AF-9B30-416C50112B0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2841D6F-0AD7-46A4-94AE-CA8DC562683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Unterarten möglicherweise stärker gefährd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2A4EA3B-0194-457E-8513-1FEDC643598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2BCD40A-6A7F-4B22-9ABF-5EFC724201F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2E6D764-4159-4C4A-8E5D-2472190D13D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3616916-1286-40E3-AF6D-778A68D115E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378BC34-A896-45CC-A94F-AAFBC1A800F7</text:p>
          </table:table-cell>
          <table:table-cell table:number-columns-repeated="3" table:style-name="ce1"/>
          <table:table-cell office:value-type="string" table:style-name="ce1">
            <text:p>K</text:p>
          </table:table-cell>
          <table:table-cell office:value-type="string" table:style-name="ce1">
            <text:p>insufficiently know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53A1C047-C874-4108-9A3A-BBB9734F506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</text:p>
          </table:table-cell>
          <table:table-cell office:value-type="string" table:style-name="ce1">
            <text:p>in der Schweiz ausgestorben</text:p>
          </table:table-cell>
          <table:table-cell table:style-name="ce1"/>
          <table:table-cell office:value-type="string" table:style-name="ce1">
            <text:p>letzter Fund 1907, Nachsuche aller Populationen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3B051AC-B096-4D4C-A948-E52BC2A60FE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47A8009-94DA-456E-A433-7C4FB9751D5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4895A56-AC23-4A19-9F3F-62E14B496EE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</text:p>
          </table:table-cell>
          <table:table-cell office:value-type="string" table:style-name="ce1">
            <text:p>in der Schweiz ausgestorben</text:p>
          </table:table-cell>
          <table:table-cell table:style-name="ce1"/>
          <table:table-cell office:value-type="string" table:style-name="ce1">
            <text:p>letzter Fund 1907, Nachsuche einzelner Populationen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55C518F-A6DF-4BEA-9037-218CE7E67986</text:p>
          </table:table-cell>
          <table:table-cell table:number-columns-repeated="3" table:style-name="ce1"/>
          <table:table-cell office:value-type="string" table:style-name="ce1">
            <text:p>K</text:p>
          </table:table-cell>
          <table:table-cell office:value-type="string" table:style-name="ce1">
            <text:p>insufficiently known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v)</text:p>
          </table:table-cell>
          <table:table-cell office:value-type="string" table:style-name="ce1">
            <text:p>möglicherweise ausgestorben, letzter Fund 19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58EC760-F716-4D6C-A68B-45786F23B70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5AD3E18-F6E0-48E1-9138-ED349C938B4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55D98CDB-D3C6-4425-ADC1-568EE7BE318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67169C4-D1FD-45AB-96AC-60870BF236F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673D702-8FBF-4F0A-9BDB-05A71ECB2FD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67E411E-1F80-43B6-82B9-660F62D541F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6A56979-D14F-4451-A5B1-A937471A4D4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möglicherweise eingeschleppt, vermutlich in Ausbreitung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710D731-2C55-4935-BFD0-AD5510EE5B3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A2b</text:p>
          </table:table-cell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75B7680-93E7-484D-90E0-FBFF19CB3B0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7C2627A-90F0-4C01-9D9C-E25799A13E8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erst 1976 beschrieb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7E50300-8A14-4109-92F9-8BD456A0BB7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88A41C2-C106-4523-9C21-F47BD698BF7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589B639E-1ABB-4A08-8148-5A57D17A657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1ab(iv)+2ab(iv)</text:p>
          </table:table-cell>
          <table:table-cell office:value-type="string" table:style-name="ce1">
            <text:p>möglicherweise ausgestorben, letzter Fund 19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8B59972-B84A-4040-895C-8AA5B413B9D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8D937E8-6726-408C-ADDB-167BC661E64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937351F-6008-43E7-A830-20927B3B80BA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letzter Fund 19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977A3D5-E6AB-4AF0-90D0-AE73082B60E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981522E-F8A4-4A72-8ADF-FA91F36B176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A065426-08DE-461E-8DD4-27129A440D8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A17C8DC-A83F-4B0F-8042-896BFA3A399B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RE</text:p>
          </table:table-cell>
          <table:table-cell office:value-type="string" table:style-name="ce1">
            <text:p>in der Schweiz ausgestorben</text:p>
          </table:table-cell>
          <table:table-cell table:style-name="ce1"/>
          <table:table-cell office:value-type="string" table:style-name="ce1">
            <text:p>letzter Fund 1858, Nachsuche aller Populationen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A4D9B66-BBA1-46F8-93D9-760EAE0B1A3E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v)</text:p>
          </table:table-cell>
          <table:table-cell office:value-type="string" table:style-name="ce1">
            <text:p>kommt nur in der Südschweiz vo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A545A0B-6960-4D8E-A981-0EA3E86270B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5A617A7A-ADE7-49A9-B7AC-FD6D07FEADF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AA10B76-71B3-4A8F-9A4F-C869D58DC11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letzter Fund 19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B6CB663-DA86-4C54-A2A2-ACD6B0F7636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B9A5E79-2780-4357-B551-7E92A350C9C3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5BB0B76B-6154-4345-B609-A01881C11A4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möglicherweise ausgestorben, einziger Fund 19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BD2D53D-41C2-4991-834F-B41ED456FD9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BEAE272-9136-4E3F-A14A-EDE6F54F090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; 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5BF16B4D-CD52-4BCE-B0F8-33EE3758450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BF24086-AD74-47B3-B1D7-6019B817BE3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BFC5968-A760-48C5-B216-F30934896B8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A2b</text:p>
          </table:table-cell>
          <table:table-cell office:value-type="string" table:style-name="ce1">
            <text:p>abhängig vom Moorschutz, im Mittelland stark gefährd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C4C0156-3BB6-4F03-85DF-395E48C85C6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C6C92C3-D555-49C5-AD44-A387B586A85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C7DAC7F-CC6F-42A7-A045-E00941E03AA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CA26C02-06F2-4EE1-8007-86279DEAF84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CA9FF59-95EE-4493-9652-28490376920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D421CE4-5E4A-4F26-A2CA-3D4EB0713BB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A2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5D46839C-A753-47BA-817A-832BB091E0F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D5C22D7-998D-4B0A-9F14-F2F06BB0A83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D8C7C42-D519-434D-9443-84581DF00EF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E57E5D5-D966-42B5-B119-7F9417CE5A4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Unterarten möglicherweise gefährd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E6340E9-4342-4E93-8F10-B614FA0F050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v)</text:p>
          </table:table-cell>
          <table:table-cell office:value-type="string" table:style-name="ce1">
            <text:p>möglicherweise ausgestorben, letzter Fund 1946, Nachsuche einzelner Populationen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EE924FD-9F3A-4031-84BF-D232BAFC7A2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F03794C-DC83-4335-9830-87AB50F1638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F15D439-AAF9-4A8B-8716-29763F3770E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FE32250-F61A-4D47-A99B-B0DE1655FD6D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5FF421EB-B782-475D-9ED3-B940FBDB94A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0050D17-1693-4504-91DD-8987D2553AA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603EE936-730E-4DE1-A576-57948294E86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07B230E-B5D5-4F00-8846-92B0C9319660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Erstfund 19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60FF7554-8517-4A04-AE1C-1C282F851DD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; 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610ECB41-2FFA-4720-90A0-C51A2CE3A61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111A533-CAE9-4E70-9F28-BFFE3283DDB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11A1E63-8BD4-47A8-B936-44D7D14D7AB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1663B75-4E4D-4911-A221-063F3DF55A5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1773C5E-A9A1-41FD-9121-097D62A5204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17F2BBB-B829-4381-9BB8-8C073C0F6F3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619FA280-4C55-42C5-8C0D-358FAB2F82F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1A24B9A-5BD1-4047-A227-9CA4FCB7BBC1</text:p>
          </table:table-cell>
          <table:table-cell table:number-columns-repeated="3" table:style-name="ce1"/>
          <table:table-cell office:value-type="string" table:style-name="ce1">
            <text:p>K</text:p>
          </table:table-cell>
          <table:table-cell office:value-type="string" table:style-name="ce1">
            <text:p>insufficiently know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61F9FA19-1BC2-4D92-9C82-9C37D9DC609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1FC5F9A-6668-48AA-A486-9F77ED0B524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620DD044-C79A-4012-B5E7-3E18DB9F44F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,ii,iv)</text:p>
          </table:table-cell>
          <table:table-cell office:value-type="string" table:style-name="ce1">
            <text:p>im Jura möglicherweise ausgestorben, letzter Fund dort 19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621F59B8-D6AD-4087-8EF0-F5772413FE3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62673B61-300C-425C-AA8D-D9765A132D9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27E3F7D-FFFE-472F-8BB5-D0C6912AE3F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28A89A6-B938-4B8A-A4B8-C5FEE4DB2DE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2CA2826-48C6-4F16-ADDC-A9D3C9F24E3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Vorkommen in der Schweiz unsiche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62FE0E5E-16E0-4A3B-9C15-9D578E5D331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36A57B0-964D-448B-BE75-771B0C98BE6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63A70134-2817-4548-85DE-63BD07A293A4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A2b; B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63D528FA-FA8C-49B6-8FC7-CBA0399A1AF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418411C-0512-4DB4-B80D-70FE6470045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47390FA-DABC-4595-B54B-B4FBCC242D6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4961093-3D27-42B5-A8DA-F8A4C1D8895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49A198D-1F24-4D6F-9C79-4B7EA9D4CBB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einziger Fund 1986, Upgrading vorgenomm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6550E5DD-E4A0-413E-BEAE-0C024D6D67D5</text:p>
          </table:table-cell>
          <table:table-cell table:number-columns-repeated="2" table:style-name="ce1"/>
          <table:table-cell office:value-type="string" table:style-name="ce1">
            <text:p>tru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ndangered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656C1084-7C51-4351-8616-33506648533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6615F836-FB7B-400A-BF62-92C1FDF5CA5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63C0FB8-29EC-457F-9910-6D8C8339607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646A537-35D9-4AEC-9BA9-700BFB86E31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67BC9B4-6C2E-4143-909E-58E84E639CD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66A4BE3F-5270-43F6-A599-E3CEF295E5C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7822B88-1076-45FA-B29A-30369538F36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79232C9-99B7-436E-87DD-25AD7E8ECDF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680157DE-F769-4D04-92A7-3ACE6085691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i,iv)</text:p>
          </table:table-cell>
          <table:table-cell office:value-type="string" table:style-name="ce1">
            <text:p>abhängig vom Schutz der Trockenstandor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68434093-0110-4B6B-B3C7-299FD61888E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A2b; D2</text:p>
          </table:table-cell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68569236-E78F-40BE-A371-488C8086CB8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687CCA22-7F25-401B-AD50-1090872FCE1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68CC3545-CC0D-4528-951B-71D152018AA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69E0F9E9-800B-4190-9147-246519F84A3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6A2F4093-518C-4688-9F90-D82236F2304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6A3C4CB9-C002-4F1D-A787-7CAEA3AFC83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6ADB3131-27A1-4CE4-A8C3-3E07388D068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B351C6D-1E3D-463A-A92A-BFE25BB3F51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B3C2F56-04BF-4F28-8D37-BFF51B6A9C9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B5200BD-8CA2-4F8C-A923-C2095E8948A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B641D69-0730-4571-BC41-55D103BEE7DD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Vorkommen in der Schweiz unsicher, einziger Fund nicht sicher bestimmb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6B6C7632-5AC9-4244-90C3-18867518D1B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wird erst seit kurzem unterschieden, erst einmal nachgewiesen (2003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6B7B1CC6-7505-4D79-8E24-F43E464EDB4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B1ab(iv)+2ab(iv)</text:p>
          </table:table-cell>
          <table:table-cell office:value-type="string" table:style-name="ce1">
            <text:p>im Mittelland vermutlich ausgestorben, letzter Fund dort 19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6BA108E9-60D1-4CAB-BE9E-9BF5A5F6A2E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6BA1C0DA-EC34-4ABD-BC0A-4E12C00E861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BA98574-1FF5-439B-9462-5E5922371B9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A2b; 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6C4F8D74-C4ED-498C-9648-F9D450D1F50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CAE3AFE-83C9-4C58-9AB5-F306B5E45CF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CBA7140-603B-4C08-B446-241A80268DA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CFEB900-DD2D-4179-B81C-A54342D82B8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einziger Fund 19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6D167AA7-19D6-4F5F-9FC6-A07E8BE0471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D3741C2-8D31-4400-BA99-454C5938482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erst 1963 beschrieben, frühere Verbreitung unbekann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6D98C8FD-BA40-49EE-9C53-79BDB1536A4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wird erst seit kurzem unterschieden, scheint jedoch nicht selt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6DA745B5-0036-493E-82D6-D4FC9D10189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v)</text:p>
          </table:table-cell>
          <table:table-cell office:value-type="string" table:style-name="ce1">
            <text:p>abhängig vom Schutz der Trockenstandor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6DA8283A-80D2-440D-9952-DB3ADF581E03</text:p>
          </table:table-cell>
          <table:table-cell table:number-columns-repeated="2" table:style-name="ce1"/>
          <table:table-cell office:value-type="string" table:style-name="ce1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6DC780DA-29B3-4049-B279-A44B1D6856D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DF1B438-5D0B-4DB3-9A7B-A422CE37ECE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6E034B2B-4E9A-4161-B9FA-B37433BD0D7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Unterarten möglicherweise gefährd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6E5111FC-4FD5-436B-9116-AC41096CB87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E5D642C-D4EB-4259-AFD9-8B0B24E43AF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Rückgang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6EB68AFC-C516-409A-91CA-623D46C5D29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EC33AEC-C592-44B7-A8D2-2A695E54CF5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6EF628BC-CAFA-45F1-B4B3-0C6F84F511B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1ab(iv)+2ab(iv)</text:p>
          </table:table-cell>
          <table:table-cell office:value-type="string" table:style-name="ce1">
            <text:p>möglicherweise ausgestorben, letzte Funde 1936, Nachsuche einzelner Populationen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6F567C03-354E-464F-8726-4D535ECB960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m Gewässe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6F832F02-83F7-4F2C-9842-232A3A28064D</text:p>
          </table:table-cell>
          <table:table-cell table:number-columns-repeated="2" table:style-name="ce1"/>
          <table:table-cell office:value-type="string" table:style-name="ce1">
            <text:p>true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A2b</text:p>
          </table:table-cell>
          <table:table-cell office:value-type="string" table:style-name="ce1">
            <text:p>im Mittelland gefährd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6F886C44-58B0-4AE5-B16A-1B765FFC0AC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70601891-ED3F-4916-8BEC-7A4524A0602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707DCB95-0DE8-4D8C-802C-72370EAE2E2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084E05F-0700-41EC-98E5-CCF9F0C6504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einziger Fund 20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70A264D3-D563-418B-A9E4-0BB1B5143B3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70C5A03E-86D2-4F9E-BCFC-3747BE39F52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0DC51E7-076B-4856-B9B4-D4BA6484F74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715A26A2-3BA9-43C0-BB31-12C137D5E06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möglicherweise ausgestorben, letzter Fund 19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717D9F94-B890-4C96-B2F9-8B85E390D8C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A2b</text:p>
          </table:table-cell>
          <table:table-cell office:value-type="string" table:style-name="ce1">
            <text:p>Rückgang vor allem im Jur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71A0C278-9E81-46AA-81B7-146E6838D65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71FEB827-477B-4FEC-BC33-6ED3AA0C5A2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226CF19-AE7B-49B2-A121-6DA963BACA3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25EBCC7-A706-41ED-A65F-E10837BAE73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72C0AD33-334E-4056-B9EC-DBCA651C778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72C9C44C-E7D2-41EB-BE9B-A8E6185A51F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2DEEFBB-4C4E-4710-95F8-918475BB11C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; B1ab(iv)+2ab(iv)</text:p>
          </table:table-cell>
          <table:table-cell office:value-type="string" table:style-name="ce1">
            <text:p>nur aus der Westschweiz bekann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72FD7BA0-D5E5-40FD-8DEB-0C3273B937A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73364861-18BB-4E73-BC93-8AC35936CF4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371FEBC-4473-4630-9965-129279EEB98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73D40B52-9CC2-4871-A402-57FEB3A4DD8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; 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73FE87A1-7051-434D-8F49-92B5A5AB6BA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49F5999-BA1E-41E2-B3BD-5A54AF1B698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74DE1110-2BE1-4B8A-B863-ECB720BF76B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509260C-6774-4F87-81C5-6CB2E2306A3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517EA1F-561D-4132-B016-1764684F7AC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nur in der Innerschweiz und im Tessi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754608B6-09A0-4A2B-89BF-ADFD92CCCE8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755A2592-E178-46F7-9C17-09090D84056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57C0B69-063C-4869-A869-A04C351896B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75F74D13-CFD9-4C88-A6E8-19F35D5B55C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68B8FA0-7516-4840-A3DE-F89A3027197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76EAD63C-69E0-4F06-AB62-0813718E4DE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755B264-EE3E-4AAD-BA11-DCA25D65D13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7825C81D-66B8-4BE4-A10B-633F2A14A5CD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7825DC54-A5A9-4AC9-859C-47DE2F37C40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v)</text:p>
          </table:table-cell>
          <table:table-cell office:value-type="string" table:style-name="ce1">
            <text:p>möglicherweise ausgestorben, letzter Fund 1932, Nachsuche einzelner Populationen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784AA56D-9BA5-48DA-A423-F79095EA585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86C98DE-4874-4DE5-8044-20E1AD1CB2D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887FB1B-34F7-446A-A43F-03C80567F00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78A08972-D03E-4D66-B75E-25DB99089B4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A2b; B1ab(iv)+2ab(iv)</text:p>
          </table:table-cell>
          <table:table-cell office:value-type="string" table:style-name="ce1">
            <text:p>möglicherweise ausgestorben, letzter Fund 1972, Nachsuche einzelner Populationen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78AF0E73-3FA5-4CE4-97A0-98D029BA79F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8DC61F5-2571-41A5-B588-FA193EE9816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798006B5-24B4-4B2F-9596-1BFD710E767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</text:p>
          </table:table-cell>
          <table:table-cell office:value-type="string" table:style-name="ce1">
            <text:p>in der Schweiz ausgestorben</text:p>
          </table:table-cell>
          <table:table-cell table:style-name="ce1"/>
          <table:table-cell office:value-type="string" table:style-name="ce1">
            <text:p>einziger Fund 1909, Nachsuche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7982AFF6-9C38-4320-BF76-AAC3B44C0ED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9BF01AC-30E5-48BB-B469-B1035EF187E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; 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79C33A82-2FDC-4E0B-B7D0-4FC5A24793B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erst seit kurzem als Art akzeptiert, einziger Fund 19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7A1B00EB-D275-48E5-87DB-59C483C1013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letzter Fund 19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7A2A3F57-9705-41F9-AF23-7639AC46011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A2b; 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7B19EBE4-E7E4-4EF1-B782-FFCAA24041A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7B58D23F-833D-46E2-A7BA-2F09A7A002EF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7B7EC925-958B-4463-B070-89B2B02EB38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B921B63-85A3-4D99-9684-0DDCC1FEA56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BABD9FB-DC44-4244-A890-C39489C3F64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C62F10F-F205-432E-B950-1C59E44E0CC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C885C4B-D837-4D1E-ADE3-F003F3D9ABA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7CB6BFAA-53E9-47DF-8B47-6BFB4F193C3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CBB1B75-9F95-448C-B005-D630C7F0EAF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D350B92-76D5-492F-B754-9240784F8B5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im Mittelland gefährd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7DCF66DD-5EB7-4999-BEEC-36BA3B66FA0B</text:p>
          </table:table-cell>
          <table:table-cell table:number-columns-repeated="2" table:style-name="ce1"/>
          <table:table-cell office:value-type="string" table:style-name="ce1">
            <text:p>true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DD9414F-E389-4D2D-96A5-6D09EA0BF50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DECF47A-2C6F-4E98-AE77-F37AC0F5634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7DF41303-41DD-4610-88A0-213B0C07826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erst seit kurzem unterschieden, scheint jedoch nicht selt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7E2C3516-987A-4D3B-8B01-8929E4562DD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7E6DAFE0-C86A-4585-8CC9-BA2DB49FDC4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; 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7EA772CC-0C6B-4CAE-A16F-674E500C528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EC17B4E-483A-4CC5-B9CF-DD2A967D706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EDD5564-2EF4-4EF6-A475-E1CBE3FBE64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A2b</text:p>
          </table:table-cell>
          <table:table-cell office:value-type="string" table:style-name="ce1">
            <text:p>abhängig vom Moorschutz, im Mittelland gefährd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7F1CDE6B-7967-4BF6-BF65-6DFC376BBE13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7F34466B-16A3-4BEC-B846-6A484059B95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F562116-6B70-491A-BB69-6B2D62CF075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F8B72ED-2E3E-4A93-AA41-860F1EA6B0F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FCD0B25-E91D-4A91-89D5-1B146CA0717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FD81A86-34F8-469A-9473-CB2881FF807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803B4DAC-7E51-473D-8948-42C8E76F9D1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803E1085-B073-4DFA-83E3-E08AD1E8D56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804409F5-6F37-49D9-8063-84FD3A461BF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06A7C71-A796-49CE-9864-5FCBD79D0AB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0D98C2E-42B4-43A3-809D-B5702DB837B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1750667-FB7E-4DE4-A003-92DEF07979A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19E1D8D-C05A-4DFD-A406-FCAA2E4D161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; B1ab(iv)+2ab(iv)</text:p>
          </table:table-cell>
          <table:table-cell office:value-type="string" table:style-name="ce1">
            <text:p>abhängig von ökologischen Ausgleichsmassnahm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81D6454D-4267-4177-AAD7-E9E0F16D060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; 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820050E4-9E10-4606-B364-5457A6C9D75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21E66B8-DC91-421D-8523-41ABC6434D6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2623FA2-5264-4B60-924B-EAB2D77B58B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Erstfund 199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826C520B-6CC8-4BB7-9346-8FAE4420D90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27F2BE8-B8FE-4008-8024-E8017E72158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3127BCA-2246-4CD6-80F2-D3610EE7CE9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3197D8C-521C-4C94-81C0-7806F29292A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39662E1-567A-4EFA-8B56-802E4E0096D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3BFBF16-FF89-4C95-9EDA-2C69B2FF640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3D5DF96-C77C-429F-A1E7-7980DF53B1D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4123D7B-7903-488D-ACD1-CCD16A16E8F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843BABC5-B909-4E8B-B505-BED4066F135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49885B1-D308-4524-8347-689EAF3D043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4AC435A-9D02-4360-B05B-61F56EABD5F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850DDF66-6DC5-4E14-B39C-D490A53ADB5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A2b; B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85686A8D-10D1-4C70-A8C1-77536A25964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n ökologischen Ausgleichsmassnahm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8571D4A6-3B09-4301-95A4-361151A3B78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5B9954E-CD1B-4062-903D-D6493A76B1A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85D1264C-772C-4089-B848-467DB4290C1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85F4CC2D-86C7-4136-940D-04B6A5A8F650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A2b; 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85FCC1D8-6559-4B76-B036-9CFF059BF3A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863A4ACA-CB0D-4CA2-A5DB-F63576F4DEB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wird erst seit kurzem unterschieden, bisher nur ein Fun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867D8D55-D5A4-477C-9E56-437ABD47AEED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86992A0B-CA46-4799-9538-3960C7B8071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im Mittelland gefährd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86AF6FF0-9F3B-4C07-97D8-D4862C4DC372</text:p>
          </table:table-cell>
          <table:table-cell table:number-columns-repeated="3" table:style-name="ce1"/>
          <table:table-cell office:value-type="string" table:style-name="ce1">
            <text:p>K</text:p>
          </table:table-cell>
          <table:table-cell office:value-type="string" table:style-name="ce1">
            <text:p>insufficiently known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A2b; 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86CF98AE-9EEF-4236-850E-6789BB9D551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6D8DD4D-897B-46C1-A738-6F61BD79021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726F732-D4C5-4100-AAB3-504A67D1C536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möglicherweise ausgestorben, letzter Fund 1935, Suche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87403FFC-68B2-418B-8282-243034939AA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möglicherweise ausgestorben, letzter Fund 19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8748ADA6-2BDD-4FBE-BDFD-2D448B44511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754B75D-CFD7-4C4B-A6A3-AD06CF7FCAE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877E13F8-101C-4B9A-8533-B187EAB3477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v)</text:p>
          </table:table-cell>
          <table:table-cell office:value-type="string" table:style-name="ce1">
            <text:p>abhängig vom Schutz der Trockenstandor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87981783-2A34-46D6-8A0A-F8AAFA318B3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7A9E5F8-FCA1-41EA-B8B6-650D03C6A5A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7F6C4C9-4D14-4D28-B715-316D0A948FB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m Gewässe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87FA98B0-3E81-48F4-A5BA-0A8E2732729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80B3067-63D4-4CE4-B09B-25243AB6BC5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8376307-F0D3-46C8-9C16-F97D2D064E6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8780F20-FA47-4B0A-BB89-CC98CC96D44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8882566-F578-4134-91E4-0EC99D94DA3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89789F9-E196-4056-89C4-D92F0932BF1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9030B3A-8A45-45B6-823F-FBA78D73826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966FD48-4F8D-49B5-B4C2-D4C0B506EC8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A0BE5A3-6BE4-48B4-9F50-10D11966EF1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A182182-8FAF-4FDF-9F53-F3AFC30434D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erst 1979 beschrieben, 1995 erstmals in der Schweiz gefunden (Hodgetts 1995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8A7B6A95-78A4-4089-AD34-A0C020E59983</text:p>
          </table:table-cell>
          <table:table-cell table:number-columns-repeated="3" table:style-name="ce1"/>
          <table:table-cell office:value-type="string" table:style-name="ce1">
            <text:p>E</text:p>
          </table:table-cell>
          <table:table-cell office:value-type="string" table:style-name="ce1">
            <text:p>endangered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ii,iv)</text:p>
          </table:table-cell>
          <table:table-cell office:value-type="string" table:style-name="ce1">
            <text:p>nur aus dem Kandertal bekannt, Bauarbeiten am Hauptfundort haben die Population reduzier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8A8F32B8-26EB-4EA0-8BB4-014553C88CC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AA45872-7B9C-4D4C-90AA-4D2F79F01A7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8AC33698-2C5D-4D1F-9DBB-5408B5F4B8F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B0E6FC4-DB84-4F7F-836E-CEAC53B6B4B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B4A45A6-E6D6-4CC3-A8B8-3DD7FF090CC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C17E430-719F-4DA1-B885-E9F99C0E534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CE96FD1-69A0-4E78-A12B-56823326C3F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D000C9F-4FA8-47DF-88CB-D78110B91FD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A2b; 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8D398DC8-B323-41E7-B4C0-85283576F3B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8DAA3B19-C3B8-4022-8DD0-36CFF18842D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A2b</text:p>
          </table:table-cell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8DD1DF96-BB37-4AC9-AD45-D02526365A4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DDDB8A9-BF2D-4C86-8409-2F5032BD9FA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8E002B53-AAF6-4F6A-92B9-26FDF1C3C32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8E373EF1-EF54-469E-B48F-8785FAA6BEA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8E7274BC-27D5-4AB0-A0C6-1E5C42AB7475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. Kriterien: A1ac</text:p>
          </table:table-cell>
          <table:table-cell table:style-name="ce1"/>
          <table:table-cell office:value-type="string" table:style-name="ce1">
            <text:p>E</text:p>
          </table:table-cell>
          <table:table-cell office:value-type="string" table:style-name="ce1">
            <text:p>endangered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1ab(iv)+2ab(iv)</text:p>
          </table:table-cell>
          <table:table-cell office:value-type="string" table:style-name="ce1">
            <text:p>letzter Fund 1894, ein zweifelhafter neuerer Fund, Nachsuche einzelner Populationen erfolglos, weltweit gefährd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8E926E9B-7357-468D-94BD-E77CA5C3B97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8EE71CFA-DA2C-49BC-A9E4-FC48F939514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EFD7B07-343D-43D3-9A97-EDCFCE63C6F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F3A4875-71E5-4EED-BCD3-13CE9F0FE44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genaue Verbreitung nicht bekannt, da wohl überseh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8F5A2D8D-A9F5-4566-8A4D-69BC894302B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8FDF301F-8839-4BD9-A011-7D48CB4B585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038FBC2-3848-4A1F-BFEE-466DB8AB784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90547A15-8646-4EAA-B766-684345F7E51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0699E57-5678-45F0-BB7B-CE5894522A0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A2b; B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90B108DF-5603-476D-BD6A-FA5EF37D216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90B79EE3-C7E6-4882-836C-F71F9F162FC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A2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90DE3121-819E-4080-8B3C-E00DAABEC47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91016C5D-B1C4-40BD-8EEF-E4627097787F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917E9945-909E-4545-A945-82F1FAD87EE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m Schutz der Trockenstandor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9199F0A7-B46B-4F75-A929-01DA6404768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1C8E2AB-FB69-4A5F-BADD-A22B751325F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; 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92605E59-2ED2-48D2-AAC4-20F28DE8AEB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2A7A8CA-5977-4A3E-A820-3B0B3FE0012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2C9D3F0-F372-4DF1-84AE-EC9CFD12F31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92F83166-5651-46A8-B25F-B43327DB0AD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935CBD29-D8C5-4743-A6DE-7E0E30DF456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Unterarten möglicherweise stärker gefährd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938F852A-4B24-4351-A64F-B0ECC8CCC5A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einziger Fund 20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93993405-F1D4-4CCB-B90F-1D88D6A5193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A2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93B7BDFF-0250-4378-9AB4-191336C581E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93C79C12-CE26-4BD1-B47D-18B2DDED6B4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3E8F326-3AF0-45C5-AE67-3B438084A72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kommt nur im Wallis vo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93F03728-B2CB-4C5C-8CAC-7FA4E93D62D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nur aufgrund der Chromosomenzahl sicher zu bestimmen, Verbreitung ungenügend bekann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9413B66E-9595-41E7-8792-08F45C0AB64C</text:p>
          </table:table-cell>
          <table:table-cell table:number-columns-repeated="3" table:style-name="ce1"/>
          <table:table-cell office:value-type="string" table:style-name="ce1">
            <text:p>K</text:p>
          </table:table-cell>
          <table:table-cell office:value-type="string" table:style-name="ce1">
            <text:p>insufficiently know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941C9C81-F30C-4A15-8B4D-6F8A4A81F96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94224B47-57E1-45E5-AB8A-0AAC2A96427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A2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945F2AD8-DDB1-44F7-94DB-2B37D8856F6C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949727EA-E528-418F-8137-28C49984581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4AB6B69-3D37-4040-A57A-D56C9ACCBC3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einziger Fund 1993 und eine nicht überprüfbare ältere Angab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94B1A1C1-CB20-48F3-A784-518214E2313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4B48D93-D046-4173-960E-D3626D7B9AA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4D0C740-7B16-413C-9C12-AE021B34FEA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nur aus dem Wallis bekannt, abhängig vom Schutz der Trockenstandor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95023B20-6740-49C0-B72E-3C17D4EB750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5036B18-7042-4355-BDEE-B2FE1C84798B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9506C34B-D876-44BD-9180-44771D1C92B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5BAC17E-1F5A-40E0-B235-6125DBD46EE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95F206E9-B462-4781-B298-D95CA0C92A4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9608659C-0AB7-40D0-9695-E9A5CB104CE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6190AB7-44F2-452E-BEB1-D2EC79F8333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962084C5-4ACC-45C1-B260-FC81C0591BC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64880E0-2811-4C72-AE7E-A6FB3A83428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7296572-0B55-4C38-88CC-CF98125DE23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9786E289-FD6B-49FA-837A-DF4C2AF2571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79178DC-6D78-4A1A-A194-84457004BAEC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811F49E-36C5-43DE-BDCB-A54D487AB40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9813BBB6-5237-438B-8BF5-E4F6167691A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81720C7-2686-4FE3-89A3-F404C68654F4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; 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98376165-B768-4A01-8DE4-57E209B2629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B1ab(iv)+2ab(iv)</text:p>
          </table:table-cell>
          <table:table-cell office:value-type="string" table:style-name="ce1">
            <text:p>abhängig vom Schutz der Trockenstandor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9895C819-7C88-49AC-AB3E-60102123B70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kommt nur im Wallis und im Tessin vor, abhängig vom Schutz der Trockenstandor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98AC157C-ECDC-4E6A-9E3B-780245D0884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8DA354E-6E8C-4DEC-926B-B1E2573F0A8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letzter Fund 19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98FCB207-44F7-44A1-9520-D2CA6BF8F2D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9924F5D1-FC3C-46CF-80F4-A29A30059D2D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möglicherweise ausgestorben, letzter Fund 19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9958D5B7-887D-4791-B7D5-B17BEE8DA6E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99B816D-8C62-45B4-9AB2-B96C36DFB50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9D09D0F-2BEA-479D-BFC9-8ADFD6A0CD3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table:style-name="ce1"/>
          <table:table-cell office:value-type="string" table:style-name="ce1">
            <text:p>abhängig vom Moorschutz, im Mittelland stärker gefährd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99D39974-B3B7-4D05-A474-D110C45BDDE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A1DB116-38DA-4770-9188-D28143B07CC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A2FDA2E-07D0-48C8-9975-917B1A8FFB8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A361777-D895-49BF-8BF3-CC43CA4AB90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A3EDAA6-2941-41ED-9AE9-20E9A487EDE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ADB25E4-876E-4078-8709-580469F7785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möglicherweise ausgestorben, letzter Fund 1915, Upgrading vorgenomm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9B0BF190-0822-4EB3-A89C-74F6CD6304A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B2CF229-96AD-48BB-8343-456BDF99378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B3CFB31-E6B1-4203-A546-D4303D165AE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B63A91C-80FE-445B-A07F-A29685D209E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BB2FEF6-45F3-401A-BDB3-B3B1D630EF5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9BC7D15B-7A3D-4C5E-8995-5DBF787615A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im östlichen Mittelland und Jura gefährd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9C061037-6B37-4CDA-884F-5A7B7F275B1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C24B5EC-2A81-4E3B-AC99-6563B063C705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9CA7C6BE-8E08-4BCD-8251-C0CA80C93FF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D229FDD-B1DA-4EFB-ABB4-611214ADBC1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DE9BD17-ED80-4F8C-86B1-72B028E45B3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E039982-4D06-4D66-8B96-D03A411A434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9E4D4076-9FA4-4C93-95D5-A9F5ECD23000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möglicherweise ausgestorben, letzter Fund 18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9E5668A6-FEBE-4A1A-8B99-FCCA4624320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F1BABE6-97A5-43B9-BCDC-F7078FF2996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9F2AA59D-AAF8-4391-AAEB-D2AA109B5E5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m Schutz der Trockenstandor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9F7B0573-1C4A-415B-94A4-9C28D1C1CB4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9F7B2A1C-14D2-4C86-8D8F-82C9684246D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9FB24F17-667D-47F2-A5B0-C90F4B4A0F6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Vorkommen in der Schweiz unsiche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09B4827-8A0D-426B-A5E5-640E1FEBC1A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09CA732-0778-4168-B1C8-71132325F36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0C335DA-0953-4151-9B2F-0EF3A0FEDE7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</text:p>
          </table:table-cell>
          <table:table-cell office:value-type="string" table:style-name="ce1">
            <text:p>in der Schweiz ausgestorben</text:p>
          </table:table-cell>
          <table:table-cell table:style-name="ce1"/>
          <table:table-cell office:value-type="string" table:style-name="ce1">
            <text:p>einziger Fund 1885, Nachsuche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0C64A0D-4C12-4816-A257-2692E213A35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; 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0D6E6C7-C3E5-44E1-9B8F-C3E8BF67D7F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m Moorschutz, im Mittelland und Jura stark gefährd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13BFD1F-602A-4CB7-B059-B909D0BB00F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214AE34-80B7-44F5-A0A1-7961FCEC2E62</text:p>
          </table:table-cell>
          <table:table-cell table:number-columns-repeated="3" table:style-name="ce1"/>
          <table:table-cell office:value-type="string" table:style-name="ce1">
            <text:p>K</text:p>
          </table:table-cell>
          <table:table-cell office:value-type="string" table:style-name="ce1">
            <text:p>insufficiently know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222578F-1487-4C68-A955-0C252F12FDE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29E27BF-0FCF-4838-B980-A96C8A15704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2A00465-67F3-4A5E-963F-3AF549DF3B0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2BF555F-CDC0-4F98-A26A-F966676474C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kommt nur in der Südschweiz vo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2BFBBFF-40CC-4E00-BAD5-25DD23AB506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2D46A5D-6E88-4807-911A-883FD411E09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3289ADA-A0E3-4122-89F4-58986F80C8F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32A1DB2-D2DC-44AE-8A07-AB2DAE69F74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360E3F4-B159-4C71-ABCD-0682B613154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Unterarten möglicherweise gefährd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3900814-4CED-485D-8870-EAFF1BEDAC2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3C4E316-11FA-4576-BD38-FF8EC93A143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3D22C27-319F-43DB-AFAE-71CC9D8C263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43AEFDF-568A-466D-BDE5-00A6FFDA09D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nach neueren Erkenntnissen ein Hybrid zw. P. platyphylla und P. cordaean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4640307-E328-4525-93B5-363C1517AF4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46D61AF-A479-4575-8463-FE2F89D05D4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4B19438-8C6E-4625-B777-3EAC9B422BB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4CE6FA0-F029-4634-A6FA-F0FBEA0302B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50CFE4D-11C2-46F7-A453-146A495066D3</text:p>
          </table:table-cell>
          <table:table-cell table:number-columns-repeated="3" table:style-name="ce1"/>
          <table:table-cell office:value-type="string" table:style-name="ce1">
            <text:p>K</text:p>
          </table:table-cell>
          <table:table-cell office:value-type="string" table:style-name="ce1">
            <text:p>insufficiently known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A2b; B1ab(iv)+2ab(iv)</text:p>
          </table:table-cell>
          <table:table-cell office:value-type="string" table:style-name="ce1">
            <text:p>möglicherweise ausgestorben, letzter Fund erste Hälfte 20.Jh., Suche einzelner Populationen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547105C-972F-47D3-B019-995BDD7175A1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54DB9AB-7977-4FA6-B49C-43AC138430D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568B28F-F6A3-4129-8851-58C23D112D2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57FF660-52ED-43CA-A2D3-4D21A7E0660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616DA58-56F5-45D4-8B54-B6CD6A63102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m Schutz der Trockenstandor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6235F7E-E469-42BB-9700-9D71AB9EA1A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62F0924-D02A-47F6-B0C2-6764A593BEF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65B3FB0-EABA-4964-956C-AD62AA9C409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68D577D-C6CD-4304-B9AB-F7A4EABCB6E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1ab(iv)+2ab(iv)</text:p>
          </table:table-cell>
          <table:table-cell office:value-type="string" table:style-name="ce1">
            <text:p>abhängig vom Gewässe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6A49B40-22E0-4AD2-85CD-8D0125976EC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6CD58EC-C47B-4937-B621-2CB6076368F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erst 1981 beschrieben, kein Vergleich mit früher möglich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6D88CCB-ACC3-4C88-BD64-E2AF9C146BA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nur aus dem Tessin bekann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6D9761B-52F2-485E-A593-7DEA949F2E1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m Gewässe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6E3A5D2-B892-44B0-BC64-962C2BB3E17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703EFD6-FFF0-4071-AB28-2CEB80A6A0A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B1ab(iv)+2ab(iv)</text:p>
          </table:table-cell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7065F2A-E7C2-4F06-99FC-269B4920FF2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70BA51C-E17E-47C5-8A87-87F58EB3CCF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75128B4-E41D-4777-AD6B-A920EF95F64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8187D28-8BBD-414E-B15B-99184102DF6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m Gewässe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8BDD940-5EC5-41D3-AEE5-532F6852760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8FEAC07-0FFF-4BB2-91FB-50DDCCF6158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9475560-BC94-4F2C-8F2A-4080FD769EF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999F115-9A5E-42AA-B4F2-ED271A8F1B1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9C1BB71-43EA-4FD0-94E5-B61FAD01597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A0CAA30-7AA1-40F4-BE78-E4D4BAEFBCA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A1CE6A7-38E8-43D5-850A-AF3749469B8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A23EC92-68FC-4DA0-937F-C069C106290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A3F9589-EAF4-4B36-9F2C-73BCCE7C20D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A46F863-DBE6-4CD1-9550-A54E302012D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A4CBDB2-10C9-4DC9-BDC0-CCC618762B8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nur aus dem Wallis bekannt, Erstfund 19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A609E10-2AED-4EDC-B2D2-CB9F1F75A55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A68E03C-DC54-41FE-997E-9B8D7FFF0C2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A823193-9FDF-4672-9E94-6C0482F574B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einziger Fund 1859, Nachsuche erforderlich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AD2A29F-D906-410F-BB0A-B0A63E69E59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m Moorschutz, evtl. in Ausbreitung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B15C579-E2FB-4CD2-8E7A-CD743BC7833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B1A5033-D9AA-4396-AFEA-515364123197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B397753-DA9E-4E7C-B931-F6C53BB5CDB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möglicherweise ausgestorben, einziger Fund 1929, Nachsuche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B8EBBB6-FB5D-41A7-8EB5-7BF390C366D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C081AB9-B369-4244-8539-F3B25FF0046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C164C2B-8944-48C3-916D-BB546552B56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C7E8825-2ABF-4A9F-88D5-290A4BA6044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Verbreitung und taxonomischer Status zu wenig bekann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C93E917-CCF2-45E7-B1FE-194A9B1CAFB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CAED730-C3FC-4C7A-90A3-F78021C712F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CFDC67E-057E-423C-82D6-1D32140DF54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D1DE646-0F50-4265-A829-EA8EE6B48E2F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kommt nur in der Südschweiz vo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D7FAFF6-E17B-4742-967A-E4164319979D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sche Stellung unklar, heute meist in O. cupulatum eingeschloss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DC31DF3-D36B-4094-A8E2-F52958A2EC6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DC73536-65C6-4641-A08F-8166F7003F7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A2b; B1ab(iv)+2ab(iv)</text:p>
          </table:table-cell>
          <table:table-cell office:value-type="string" table:style-name="ce1">
            <text:p>nur noch aus d. Tessin bekannt, auf d. Alpennordseite letzter Fund 19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DD7A6FD-BE74-4FFB-8B9C-29A8D8915ED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A2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E17AE2F-8D36-4BB5-A346-0F20EB53FE2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E19068B-E223-4DD2-9EBB-84448103489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E33F82B-3A68-4C2D-A15A-455166A84D7B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E84BA6F-D265-4D5C-9B95-0C62C8E322B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möglicherweise ausgestorben, letzter Fund 19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E9BF925-C357-43D0-A1F4-62D67469332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F14B632-5F97-4C77-8E3C-D24298C3613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F22CB50-028C-4EF0-B097-962E9E0F7F6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F706D9B-3EEA-45A1-BF4C-639FBF3109A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F8111D1-AA3F-4F42-A74D-32F436DC966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F8291A3-CE86-4EC6-88B2-66DDA3F1E09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FA09601-9236-4A0D-98D5-F0711C87E52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B06CE022-633F-4A3B-BA07-018588A0470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A2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B092F410-D323-462E-8654-49603BB60AE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0959D99-16BE-4BC3-9B4B-B5D7BA49E1D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09CF07B-5AF4-4326-AE9F-24BFFA6D532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0BD5197-86E9-4EFB-9997-D66C863FFC4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>heutige Verbreitung nicht bekann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0C25CD8-EFAF-4082-978F-CD9218D1AF2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0E72073-4DAB-4020-BDF2-63BF232C15D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10B1FBE-6254-4B9B-9B59-702B7D5A9E8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14B5FCB-5EC1-4D67-A15B-9F917CED5DB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14D9156-708C-49BB-9D89-40B163DB7D2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19B772A-94F2-43BE-9AD3-EFFFF7DEFDB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218929B-0310-410A-B505-20C7EABE313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B218BCE2-BDED-48B5-9C45-920A31C9D01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26861AD-4688-4021-9822-5DFEDF4773B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2E72F38-7A9D-425B-A536-2392A1ACFCA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3F6BB1E-67A0-434B-AB3C-AA04F22010D3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. Kriterien: B1,2c</text:p>
          </table:table-cell>
          <table:table-cell table:style-name="ce1"/>
          <table:table-cell office:value-type="string" table:style-name="ce1">
            <text:p>E</text:p>
          </table:table-cell>
          <table:table-cell office:value-type="string" table:style-name="ce1">
            <text:p>endangered</text:p>
          </table:table-cell>
          <table:table-cell office:value-type="string" table:style-name="ce1">
            <text:p>RE</text:p>
          </table:table-cell>
          <table:table-cell office:value-type="string" table:style-name="ce1">
            <text:p>in der Schweiz ausgestorben</text:p>
          </table:table-cell>
          <table:table-cell table:style-name="ce1"/>
          <table:table-cell office:value-type="string" table:style-name="ce1">
            <text:p>einziger Fund 1979, mehrfache Nachsuche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4525749-20B3-40A4-AF8D-D3CAD56B76D4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477F2CC-1AF7-4C19-8178-77C9B3871DA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B4DDA96B-43C4-4D7A-8F7D-C84B9CA0DF1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4FC77A0-505C-4925-9E4D-9AC2C3B61A9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möglicherweise ausgestorben, letzter Fund um 19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50F56BA-5357-479D-9601-F244C4C1AA6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55A96AA-874F-4EDC-860C-F75E224A66B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A2b; 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B5636EBF-E0DD-4B60-90B9-EC5F9E958F0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5870B91-C2E3-43DE-A382-DC2E8E5BDC5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5986975-6551-42FB-A904-537741C39BD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5C103FC-D5C8-44CA-81B4-D9D580F29CA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5DBBD22-5EEB-4903-B65A-C2F2CD4C00C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5F73F0D-5E93-4F62-808D-F591DC34E3C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6000C9D-AFFD-4EA4-8A5C-F73CFD74BCB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B610326C-4AB8-4145-9972-BE2EDEB5B3A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63CFBD1-0218-490E-9128-2A8327E19F4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6729116-63F9-4476-909F-FF0CDBE2412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B7044A4B-0BC9-4D27-AD2A-7ABD4618A8E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table:style-name="ce1"/>
          <table:table-cell office:value-type="string" table:style-name="ce1">
            <text:p>E</text:p>
          </table:table-cell>
          <table:table-cell office:value-type="string" table:style-name="ce1">
            <text:p>endangered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A2b; B2ab(ii,iv)</text:p>
          </table:table-cell>
          <table:table-cell office:value-type="string" table:style-name="ce1">
            <text:p>weltweit gefährd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711AC9D-EF1E-4163-BC26-63C206DE49C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741D16B-DC6C-450D-AB7A-2E88A546EE8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B7E10475-F68A-4C2E-9A90-98ABDAC650F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7F623A7-2B01-40E5-B2BD-60FBF901771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B82813E7-2C65-4BA8-8317-17564FA530A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B852FD11-AA4C-4F6D-86EB-FB0CF9B6DF0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868A9B1-7B75-4ADC-AAB0-EA8D2E96B24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87FFECA-C048-44BC-BE00-57552416D94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>letzter Fund 1868, Nachsuche aller Populationen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88518BC-A9E6-4AF4-B8DF-E0FC693E1D4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B9821C3F-F5C2-4288-A14A-AA9F2DAE428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letzter Fund 19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995E897-F903-4441-BCEC-2A40B7DA40C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9973509-0075-4C41-84BA-F4CF4DDC2C4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9BDF262-D026-40EA-AE97-A4AD96E76B8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A0CECB6-F568-44A4-858E-53484F9F729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A11F954-9F19-48CC-8268-9DEDFC00240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A585FA6-C6C0-467A-94A6-9A9CE819C50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A9027C5-E498-4D2C-B234-99B80A96DCE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BA9471E0-0F54-4AA4-8573-CE866BFAFD5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AC22099-8282-4B11-B3A1-EEBC63A8D28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AE3347C-81C8-40C4-9916-8615D2F5482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B093121-8A41-4AD0-A30C-7EE42CFA818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B0C6AF9-4134-4CFF-AD1A-5BC0966B7EF3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BB4B9BFB-515A-406D-83FE-26661191FFA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B6D533D-3A0E-4D11-BCCB-412AC017D92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BB73ADC8-64A0-4122-A1DB-CDDEBF10A9E3</text:p>
          </table:table-cell>
          <table:table-cell table:number-columns-repeated="3" table:style-name="ce1"/>
          <table:table-cell office:value-type="string" table:style-name="ce1">
            <text:p>E</text:p>
          </table:table-cell>
          <table:table-cell office:value-type="string" table:style-name="ce1">
            <text:p>endangered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möglicherweise ausgestorben, letzter Fund 1909, Nachsuche aller Populationen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B79F657-8107-40A7-B10A-40A5B0168A9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BB85AA06-CDD5-4397-9F09-B4D713FBFC7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BC13E498-9506-45C3-8A06-171DDCFEAFA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C61FC68-C77C-43F3-A8B6-35F1EB4D5F4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C6ABCBE-A369-4467-99C9-EC8064065D6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C7612F9-6D28-47D4-ADF0-F3EEFAC7F61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D0BE22D-29C3-4CD2-88DD-6C4157DBE35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D672308-FAC8-4A16-AEC7-2228ED7EA56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BD78A404-163A-4D82-95BC-A38A546A514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BD83FA41-CF08-4715-96F9-EBEB6E274E4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DAC9EE1-A1A2-4436-AEC5-7BDCB450EDC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DAE619B-264E-465E-8BA0-4E4BD25B9E9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DB958AD-E00D-4D0B-AE6A-8C636BE86FF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DBB1915-EEBE-4FAC-B264-D5A91770E0E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DE7B220-3409-492F-9691-6A2D10DAE6B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E1334EB-1390-4C19-AAD9-A4443324AA5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E227FCB-262A-43E4-9C32-DA73962AB85E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1ab(iv)+2ab(iv)</text:p>
          </table:table-cell>
          <table:table-cell office:value-type="string" table:style-name="ce1">
            <text:p>weltweit sehr beschränktes Verbreitungsgebiet, nur im Tessin und Norditalien, letzter Fund 19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E2A7B02-C4D8-46A1-8E1A-DA7898A37FE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E2F4CEF-ABFF-4E86-9B8B-D1327FCD30D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E6A8D37-E2E6-4F00-9745-0BEEC485757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E780D1E-B892-4E95-AD7E-EDEDBB5C30B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E954BC6-E7BA-4AB6-84F5-DF416CCFCD7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BE9EB5C8-A48E-4628-A671-E79AEF26E0D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nur in der Südschwei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ECE6400-F863-48D9-BE21-69CDB37D539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m Moor- und Auen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F4431F2-B088-4B4F-9EFB-CA792A1C47E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F9E5F78-A541-4D09-A994-1F84D67D083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FF395F4-DB22-4DD2-AAD2-0E675F7C299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BFF7FC92-1B60-4C41-BEEA-C4306A12223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10181E-034D-44A9-963C-D057FEBE521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49DC25-8689-4D29-8F9D-E5890174028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4D7701-AF56-472A-B76E-3108B65A3EE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5BCC95-EF9D-4317-9460-11CD4B2DC50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983AFD-56AD-49B9-8889-EE75C2DE8BD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A103F9-E957-49AC-AD80-CE1B93F1C0F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AF9EB4-19FF-4042-B6BF-20AB5D1C075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BEB0C9-D458-4C91-994A-1F66AE5CFE7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10C4197-E14C-41D6-8AEC-4A6616A8B21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; 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122038C-5E20-41C5-8862-B94B6759F54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15D27FA-344B-4A94-88A2-AA0CA6BB017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19EBD7E-02F9-4383-9AEB-6D2D05FF18C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1A4D69E-1D3D-4996-9C49-C0B6AF30AC1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1D469EE-71A2-43D5-914E-4A375301CB6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1F65132-C56B-46B9-99C8-368DA052641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28B016B-D9ED-44C6-AD78-B7700D1EBB4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28F3DA0-69C2-4C82-8288-9BA49B5C909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möglicherweise ausgestorben, letzter Fund 19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2B284F4-1EF9-4348-B61E-367C8EDE9CB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2CEAB55-1227-4F0A-BEC9-43B6C9CCF2E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2E59319-B64D-447E-96D1-7593C2B5602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; 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3096BF4-6BC7-429E-A3E6-3EA98F02BDA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369D960-CA16-411C-B236-30D7A8AA965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A2b; B2ab(i,ii,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3B05267-C73C-401B-A072-97D8743B487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42B23BE-F3B4-4298-BB79-3B48D7C6674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444104A-C43A-48ED-A267-CDB5786EFF7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4EAB8B2-F9C8-4108-93E7-C58992609A0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4EC65F9-E962-4D84-958D-9A0186B48FA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4FBCB9A-A6A6-4CAE-8E1A-F8F3A16B2D0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nur aus dem Tessin bekann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5781573-B5EF-48C9-8399-4DA86A91B2E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5F1739B-4ED0-42B4-BD9A-82633439F60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A2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636FD53-31BC-44B5-B767-E0D2D8DA636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67BA250-E795-4A02-9940-94CB35A7903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687F271-4B0C-4369-8CFA-E7040507EF2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6CA6FDD-6C2F-47A1-A3A3-4C234C9C63B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7226F1A-191D-4129-8429-903C83E3F6A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75DCB28-3CF0-4669-A63A-E1DAC46F230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7BE4D0F-070E-46EA-9432-80FF66650C5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7EB56A0-AE43-4506-ADAF-50804C27B5B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letzter Fund 19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84E2E51-DAF1-4AE5-BD90-70E7B2E530C2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RE</text:p>
          </table:table-cell>
          <table:table-cell office:value-type="string" table:style-name="ce1">
            <text:p>in der Schweiz ausgestorben</text:p>
          </table:table-cell>
          <table:table-cell table:style-name="ce1"/>
          <table:table-cell office:value-type="string" table:style-name="ce1">
            <text:p>letzter Fund 18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8862DB4-22CA-43EC-8F51-8FAE2C9C299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8E61BB3-97A3-4696-90FE-05CADDBB560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A2b; D2</text:p>
          </table:table-cell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94FF097-8E3F-4553-B6CE-CFB51FCBA71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9834CA0-F151-40D9-957E-9C0BC8E80ED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99708A1-C4B4-425B-AABD-817D37D80C6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9A8CCE2-A572-4066-BAFF-77078C99FAA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A2b; B2ab(ii,iii,iv)</text:p>
          </table:table-cell>
          <table:table-cell office:value-type="string" table:style-name="ce1">
            <text:p>starker Rückgang durch intensivierte Landwirtschaf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9B02868-8013-43C1-AEFD-14520489ECE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9B3B70D-D8BE-4DC3-A194-C7120586142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9B5BAFD-CC02-4616-92EC-2C7CB82F830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9E11160-0311-4613-97DF-A515DF1B774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9E41753-8BD1-4091-AA81-DB1FAC63D39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A276221-812B-43A0-BA2B-801935485BC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A61AAF3-4689-4132-92DF-6E489E5F970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A6B235B-7D8E-4CF0-BD53-E9CC4EDDFD8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AA876E6-F85D-4A38-8300-E8A2E5A9D6B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ACF5E22-2D77-4E7A-8B5D-5B82ABDED76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BBE398A-69A3-4D46-B9B5-0B2822C9820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C298749-B8F8-42B1-AB52-55915411859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einziger Fund 19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C328AB8-809C-4E55-8A36-52296216D62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A2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C49405E-16B3-46AE-8CFC-90670165290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CABF5E8-0E57-4452-AB65-7FA7C8A83D2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CC719BF-D3D4-4865-B67D-7CC08AE73B6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CDA5B0A-090D-4734-9BA5-A8F5B0342C40</text:p>
          </table:table-cell>
          <table:table-cell table:number-columns-repeated="3" table:style-name="ce1"/>
          <table:table-cell office:value-type="string" table:style-name="ce1">
            <text:p>K</text:p>
          </table:table-cell>
          <table:table-cell office:value-type="string" table:style-name="ce1">
            <text:p>insufficiently know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D09E782-DB9D-47C9-8E9A-DE426EEBD0D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D3BDF3B-D648-47DD-BD17-7A223F36018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D4BB6C4-E63D-4983-BD12-7F39BBBA6AF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DC7EB57-6BC2-4E34-8B33-D7B54C2AA4F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B1ab(iv)+2ab(iv)</text:p>
          </table:table-cell>
          <table:table-cell office:value-type="string" table:style-name="ce1">
            <text:p>abhängig vom Schutz der Trockenstandor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EBFA7A7-A194-4EE0-81D0-A7F6EBD8817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F4DF9EF-8244-4821-A45E-D468ED15072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F4EF9C6-4D22-481B-BF6D-8DB33153AF1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F6BE347-6FEC-4746-A929-52278AF396A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A2b; B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FD54125-2C2D-4B4E-B2A3-BDC0BFCF8A5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>in Europa erst seit 1969 als eigene Art anerkannt, bisher nicht in CH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017C14B-1990-4525-B615-9943C726B83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040AC45-9793-43C0-869D-52E8DEE7217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0ABCF4E-28BE-439A-B068-61F3B5683DB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154373C-6BB0-446B-AB85-02BD5CC31DF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16D8DF2-D07F-4ED9-971B-A0FDA77F21F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wird erst seit kurzem unterschieden, bisher 2 Fund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1C4344E-1B0F-4A6D-8363-49263EE0558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1C56D1C-762B-48BD-A366-C47C12773CD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20D8D01-1827-46E2-8D54-46B7A418D84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2279B2A-0B40-4E13-82FC-59DDC1448E8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23E8A0D-AD00-4FC4-A1BB-72CAC8C9104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D2632159-3CEC-4A8F-9297-4EFA26F3B42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Vorkommen in der Schweiz unsiche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27520A4-C3F6-40D5-A487-105DB5205F7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28A5CA0-1654-426F-9988-5DC0538E90D5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Vorkommen in der Schweiz unsiche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2E7A5E8-E989-4401-AD0D-0E8C70710D6E</text:p>
          </table:table-cell>
          <table:table-cell table:number-columns-repeated="3" table:style-name="ce1"/>
          <table:table-cell office:value-type="string" table:style-name="ce1">
            <text:p>K</text:p>
          </table:table-cell>
          <table:table-cell office:value-type="string" table:style-name="ce1">
            <text:p>insufficiently know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m Schutz der Trockenstandor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2FAD057-55F5-47E3-98BA-0F3666F91EF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31040CF-AD1A-4192-8F6A-5949838B17D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328CD76-6CFA-4D38-A117-8762D65BA8B7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38FE657-24F6-452B-991E-87B71D5D7F6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3BE0F1A-3F84-420C-A005-4AE2D11962A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412F0B2-5B2B-4E52-A151-7B60B179965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4574949-DB64-4AA4-8139-3843B33DDFD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v)</text:p>
          </table:table-cell>
          <table:table-cell office:value-type="string" table:style-name="ce1">
            <text:p>möglicherweise ausgestorben, letzter Fund 19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45F72CC-5473-4C50-A1E4-A5F8EB398B8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,iv)</text:p>
          </table:table-cell>
          <table:table-cell office:value-type="string" table:style-name="ce1">
            <text:p>abhängig vom Schutz der Trockenstandor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48E5442-E1DD-46BF-84E7-3DC99062724B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D49A5B9E-AABC-4BC2-A5E2-9E040F42F59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4A9A3FA-7D53-41A0-A4C3-545EB48C196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4DD1123-C92A-4C2C-BDF3-536AE256E01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Vorkommen in der Schweiz unsiche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4F5B598-CA8C-4C97-A1FB-4D09DC85F6D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D53A2271-2388-471C-B01D-CF80AFA129F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559ED95-B001-40AB-90FE-03ED64CE7BB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im Mittelland gefährd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577BB50-CDBA-445C-8514-DB4C7C50650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57995A1-722F-4764-80E9-05CE212D00E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; 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D5850D57-8F06-42CE-B283-5680867E458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5FCD35B-A45B-45FA-8C95-3E5DA808260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620651E-E17A-444B-9C25-F12C3FC7034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D6F636FB-59D6-48FF-9DA3-EC224A8A91D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6F96A1C-0F6C-4AF5-8429-C9D80FF30AA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D72BE129-4EFD-4664-A4A2-DA029B4D992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D7633838-5824-4571-8E32-7B4ED97C733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77784D0-6C7E-4366-BDE0-1295DC08960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A2b; B1ab(iv)+2ab(iv)</text:p>
          </table:table-cell>
          <table:table-cell office:value-type="string" table:style-name="ce1">
            <text:p>letzter Fund 19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7E1521F-9D47-4607-A800-FF18B0D7A7A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7E3732F-C059-4537-9B44-7BA4B0D9629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843B07F-106D-4339-8152-26C2DD096D3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864B5E2-77BF-4BB3-A3FD-658F9F58889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D899C3FD-FBB2-4D91-8114-01D32C55650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A2b</text:p>
          </table:table-cell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8D09E37-564B-4297-A850-4A744FED485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m Schutz der Trockenstandor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8E30FE9-4798-45BD-8EC1-6E8B383D1C0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91D4712-7A30-4CD9-A333-EEDFE34AFD7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9449357-C4E1-4A72-9D6C-E281994C029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D9D28FC7-639A-43F3-A457-9241644D061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9DCBC2F-1F7F-4CA5-B557-030DB164DA22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Vorkommen in der Schweiz unsicher, Beleg nicht auffindb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A138E1E-D2C6-40E5-9AE7-0E2D5524EAB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A2C7163-EF84-44F6-868E-CEF42DDD55D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AD79EBA-D779-47AF-9FD3-FE3D62F4338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B089E39-29DB-44D4-8196-E78E9B179C3C</text:p>
          </table:table-cell>
          <table:table-cell table:number-columns-repeated="3" table:style-name="ce1"/>
          <table:table-cell office:value-type="string" table:style-name="ce1">
            <text:p>E</text:p>
          </table:table-cell>
          <table:table-cell office:value-type="string" table:style-name="ce1">
            <text:p>endangered</text:p>
          </table:table-cell>
          <table:table-cell office:value-type="string" table:style-name="ce1">
            <text:p>RE</text:p>
          </table:table-cell>
          <table:table-cell office:value-type="string" table:style-name="ce1">
            <text:p>in der Schweiz ausgestorben</text:p>
          </table:table-cell>
          <table:table-cell table:style-name="ce1"/>
          <table:table-cell office:value-type="string" table:style-name="ce1">
            <text:p>letzter Fund im 19. Jh., Nachsuche der meisten Populationen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B0A71F9-B2BB-44A7-B4A7-8DFDCD90D48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B878593-1EB9-4EF4-B0B0-9348BD1CB80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B92D878-773D-4073-AB18-58B1FB0B1962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Berggipfelmoos, wohl untersammel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CFA2D9F-8295-4647-A816-772F2B44555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CFAF3A1-DD33-4B49-86AB-4774C1E007D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D23BCEA-50C7-4F59-93B6-6DD613F9554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D5A063A-9421-4619-B527-2E7A90F9097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E14483E-8620-48C3-ACE8-A9B5A63F04D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E2A65A4-48C2-4CBC-AA61-4D3394382B8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E57CC4E-DB50-471C-B1C6-F2053FC3691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DF4EB2A5-7912-455A-B479-8ED92B10AE4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F85B807-2144-4234-BDA0-F5605E4EDDD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n ökologischen Ausgleichsmassnahm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FF93707-B533-44B3-B886-7BDA9C432537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RE</text:p>
          </table:table-cell>
          <table:table-cell office:value-type="string" table:style-name="ce1">
            <text:p>in der Schweiz ausgestorben</text:p>
          </table:table-cell>
          <table:table-cell table:style-name="ce1"/>
          <table:table-cell office:value-type="string" table:style-name="ce1">
            <text:p>letzter Fund 1863, Nachsuche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0164117-3B08-43EA-BDEB-105DDB91D65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026856B-DD1D-43D7-97FE-3A1B0EA97C45</text:p>
          </table:table-cell>
          <table:table-cell table:number-columns-repeated="3" table:style-name="ce1"/>
          <table:table-cell office:value-type="string" table:style-name="ce1">
            <text:p>? R</text:p>
          </table:table-cell>
          <table:table-cell office:value-type="string" table:style-name="ce1">
            <text:p>rare?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Vorkommen in der Schweiz unsicher, 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15D3242-21B4-4E4E-B3A1-8430777FBCB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18A0255-1B8A-4FBA-A6EA-F1B5F83AD87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1E21993-C493-4471-AAC8-4410B44BDB2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1E74088-29F6-46BC-868C-2707697131E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256E95D-BA30-4DF1-A474-E5CA5A58E86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2703D86-BA48-49A6-BDC8-5DDDCDD9775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2AFFD63-86CC-4C80-898A-2E6AD7E7956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2D9FBCE-F178-4527-A08F-89395589841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2EBFC43-E349-427C-82A3-959010F686C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A2b; 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37D36F3-28D6-442E-B4F0-B1FEDDFFAFF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384412F-3AB1-44CC-AEC8-7C32C9BAC2C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397E95E-9229-4C41-8B3C-56DF4070E48C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nur aus dem Tessin bekannt, Upgrading vorgenomm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39EB77E-8DC0-4E93-8482-C26F65894C8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v)</text:p>
          </table:table-cell>
          <table:table-cell office:value-type="string" table:style-name="ce1">
            <text:p>rezente Vorkommen nur noch im Wallis, abhängig vom Schutz der Trockenstandor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3C9D453-0AFD-4593-B7A5-6C0BBF0F448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4412CA6-85A4-418B-B510-F27BB1306F5C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473C1BD-D6CB-43BC-9932-023FB856FB20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4ADBC05-5532-4E9D-A44B-6144FA5CFA8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4D4FCEA-6E70-479F-B1AB-C86585D51E7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A2b</text:p>
          </table:table-cell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59A8764-3DD0-48A3-BB9E-FBFBA097F081</text:p>
          </table:table-cell>
          <table:table-cell table:number-columns-repeated="3" table:style-name="ce1"/>
          <table:table-cell office:value-type="string" table:style-name="ce1">
            <text:p>E</text:p>
          </table:table-cell>
          <table:table-cell office:value-type="string" table:style-name="ce1">
            <text:p>endangered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5C0C4B8-232B-46B5-9A68-4FF03DE84D0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5E0BF4D-13ED-472D-A77F-A68A2195F2F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einziger Fund 19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620A6DC-1F9B-4E0B-8A74-66212F5C2EB4</text:p>
          </table:table-cell>
          <table:table-cell table:number-columns-repeated="3" table:style-name="ce1"/>
          <table:table-cell office:value-type="string" table:style-name="ce1">
            <text:p>E</text:p>
          </table:table-cell>
          <table:table-cell office:value-type="string" table:style-name="ce1">
            <text:p>endangered</text:p>
          </table:table-cell>
          <table:table-cell office:value-type="string" table:style-name="ce1">
            <text:p>RE</text:p>
          </table:table-cell>
          <table:table-cell office:value-type="string" table:style-name="ce1">
            <text:p>in der Schweiz ausgestorbe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6345C26-B408-4949-8EF9-6E2C25FAF06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6781737-D161-43A3-A20E-8B671A3764E1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RE</text:p>
          </table:table-cell>
          <table:table-cell office:value-type="string" table:style-name="ce1">
            <text:p>in der Schweiz ausgestorben</text:p>
          </table:table-cell>
          <table:table-cell table:style-name="ce1"/>
          <table:table-cell office:value-type="string" table:style-name="ce1">
            <text:p>letzter Fund 1928, Nachsuche fast aller Populationen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6D93C3C-3D55-4BF7-9D87-48810280C0C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6EF4357-8340-4A44-9587-11AACE29AA2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6F99016-8E95-494F-B6EC-7FDAAC7E66F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6FA80A1-684F-4259-BC04-E7B0EDF5AFE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71CCC06-DE6E-4152-B150-E07C05B4F6D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76ECA18-641A-4C31-9AB8-6F404B5C9C8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einziger Fund 19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7CF8507-60B6-4A2F-814C-E38C38444F6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m Schutz der Trockenstandor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7E8AC71-C79D-454C-99FD-6883B6B6CE1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81B2774-01C0-43CE-A96C-A9CE8DF8ADA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86B3DA5-3163-4EC4-9764-316A6FC3B08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A2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86D3464-9BE8-45DA-9EF7-4F3156A0994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möglicherweise ausgestorben, letzter Fund 19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889BE0C-C700-442B-ADC4-2C1F548F52E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</text:p>
          </table:table-cell>
          <table:table-cell office:value-type="string" table:style-name="ce1">
            <text:p>in der Schweiz ausgestorben</text:p>
          </table:table-cell>
          <table:table-cell table:style-name="ce1"/>
          <table:table-cell office:value-type="string" table:style-name="ce1">
            <text:p>einziger Fund 1914 (Saas Fee), Fundort wurde zerstör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8BB6F07-B17A-41BF-9BCA-DEBDEA0CF39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8CC2629-FB95-4FF1-A97D-C7FB6E4F594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n ökologischen Ausgleichsmassnahm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95EAB25-BDA8-4A70-B586-21933C0654B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9CF374E-D259-423C-B028-CDD6378968C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m Schutz der Trockenstandor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A1C9557-769C-4BD3-9328-AE322DD3566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A248E17-D82A-49FD-AEB0-E210AE4AFE86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A550EF0-1E11-47C6-AF83-1FF077BF342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AA456B4-5871-469C-B5CD-2BF4B05E11C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v)</text:p>
          </table:table-cell>
          <table:table-cell office:value-type="string" table:style-name="ce1">
            <text:p>nur aus dem Tessin bekann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AD59D5B-362D-41ED-A77D-29497F340E3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ADC0F75-71B0-4FAE-9B34-B6869559907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ADC5139-A696-444B-956A-2AEBE0D97CE0</text:p>
          </table:table-cell>
          <table:table-cell table:number-columns-repeated="3" table:style-name="ce1"/>
          <table:table-cell office:value-type="string" table:style-name="ce1">
            <text:p>K</text:p>
          </table:table-cell>
          <table:table-cell office:value-type="string" table:style-name="ce1">
            <text:p>insufficiently know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AFBFA72-4ABF-4846-897C-D34DC084D4B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B05AE2D-B30C-41B5-8800-1EA4732784C3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B67724C-CC38-4D7D-A59A-0F6326CEE6C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B77662F-F28C-4E21-9A9F-9B3025D5420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B7C148D-C92E-4977-9284-7E99CAD110B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BC76E48-2030-477D-8185-089D2057F0A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C05426B-33AF-44F1-9A4A-6B9C703285C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C277CF7-DE6E-4D50-A07B-D768EED240F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</text:p>
          </table:table-cell>
          <table:table-cell office:value-type="string" table:style-name="ce1">
            <text:p>in der Schweiz ausgestorben</text:p>
          </table:table-cell>
          <table:table-cell table:style-name="ce1"/>
          <table:table-cell office:value-type="string" table:style-name="ce1">
            <text:p>letzter Fund 1918, Nachsuche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C4F5F77-6A1F-4124-AF53-9320F2B9D1B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CA641D7-4528-4FA3-9695-85F866CEBCA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CBFB233-2741-4B71-883D-195A76FF8B48</text:p>
          </table:table-cell>
          <table:table-cell table:number-columns-repeated="3" table:style-name="ce1"/>
          <table:table-cell office:value-type="string" table:style-name="ce1">
            <text:p>K</text:p>
          </table:table-cell>
          <table:table-cell office:value-type="string" table:style-name="ce1">
            <text:p>insufficiently know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möglicherweise ausgestorben, einziger Fund 1923, Suche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CE22E7B-FDAC-4773-98DB-716885DB9D2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D719F14-6FD5-477B-9997-1BABFCB9077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D73135C-A516-4C13-B7EF-19332E9AD7E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D96A0F1-A846-400F-BF44-9F798887381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DD026A6-1484-4EF9-B689-4D97FEBE8A3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DDC9056-1CE9-41D0-8D0E-FFD32F4393E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E335934-C2DB-4B54-AD54-E54970D70F4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E729C64-525A-48C3-8B77-5D7A6EB942D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im Jura gefährd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EBC6748-500A-447D-AD75-FC12AEE710E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erst 2002 beschrieb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EFE469B-4B14-42A1-9EE5-AC63AE53BDE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F87CEBD-421C-46FA-B803-E0E3AB320635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F892F3F-1932-4587-B956-FA930C53E68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FC9EA91-4CAB-4618-8C41-3039C455088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möglicherweise ausgestorben, einziger Fund 1921, Suche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FD89AA3-452E-4C88-8C5F-5F7309EB0C6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FE7D95A-00D9-497A-BD0E-559AC347398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00744FA-2F67-4354-90C7-2F5AB2C327E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01856BC-D188-4193-99BB-F7F7AC004BD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055100F-A2C5-42BF-9378-6A8B99F8B1A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065A741-3722-43AB-8737-33CFE9E2DEC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092685A-84D3-44D8-BC77-5EF96C90D77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0FEE9DE-E3F3-4131-971F-208FB98F6AE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10CDEB2-34DB-4BAA-966C-A4E0D7427B2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11E9DCB-E20F-4FAA-90E2-FBC5B504430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einziger Fund 19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1400F5D-795C-4F1C-A81F-C6A055E7CB0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15FEDC8-F082-40A3-B423-C8C4A806A9E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18D085D-B330-42FA-A4F0-15D6AB8FA8C5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einziger Fund 19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1A42D08-F4A8-48D2-9DBE-E7D4173C399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1B8A58F-968D-4548-B054-1033C1F85FF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1CD8A50-DDEA-48C5-A5CA-0CD77200B83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1DFBF1E-44F3-4EE2-9CAF-3B6A8E96692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2EC9ABB-A00D-4838-8DFF-AA2CDE2B366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34125D1-B03C-4718-802D-D273D0E49EE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35006E3-1063-4CCF-A698-32A741C1DA2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35A411F-A531-4747-A830-1A1F210BCBC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Taxonomie unk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36A605E-0E8B-45D8-BB0A-435BBD24A47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letzter Fund 19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391C920-2174-418D-BC32-176063B9461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B1ab(iv)+2ab(iv)</text:p>
          </table:table-cell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3F06870-AECA-41F6-8548-45B4643D6F57</text:p>
          </table:table-cell>
          <table:table-cell table:number-columns-repeated="3" table:style-name="ce1"/>
          <table:table-cell office:value-type="string" table:style-name="ce1">
            <text:p>K</text:p>
          </table:table-cell>
          <table:table-cell office:value-type="string" table:style-name="ce1">
            <text:p>insufficiently known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1ab(iv)+2ab(iv)</text:p>
          </table:table-cell>
          <table:table-cell office:value-type="string" table:style-name="ce1">
            <text:p>möglicherweise ausgestorben, letzter Fund erste Hälfte des 20 Jh.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437D2DA-B2C8-43E2-AABE-BDC847C25A1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43ED053-CFC3-47DA-BD4F-69812FBC30F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A2b; B1ab(iv)+2ab(iv)</text:p>
          </table:table-cell>
          <table:table-cell office:value-type="string" table:style-name="ce1">
            <text:p>abhängig vom Gewässe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4C9A724-FCF2-4A46-B5DF-AB0D3F1A639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im Mittelland ausgestorb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4DC8CAE-D8F9-42CE-B84B-FD1B1270F20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4E0D806-479E-440E-B527-59DD7FF2A4F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4ECA617-E492-493F-8E07-4B4A276CECC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5415CBD-B100-4137-BE9C-9E765CE5A7C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5624CF3-5F89-4DA1-B94F-9B8606F9904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57F4B8C-85C8-4D8E-9BE7-E4BBBFE968C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A2b</text:p>
          </table:table-cell>
          <table:table-cell office:value-type="string" table:style-name="ce1">
            <text:p>im Jura stärker gefährdet, letzter Fund dort 19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5C864B6-AFDB-4FA6-AC3B-92F6B6F903A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5CCD796-B678-4797-8B54-B6AC6F12403F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621AA02-3B8E-4A46-917B-FEC46DCFE45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629C13A-E17B-4DE7-9856-2887CEF2465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65A6B43-80A8-4D3E-8E6E-5745DCA4D76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6C847A5-52D7-49C0-808D-5126A9E522E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6CCEE91-A403-43E0-8EC6-CA99970263D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6E4C516-1C7B-4DE2-8737-EA7020475F5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6E9007A-0F4F-42DF-82B9-A5143261657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T</text:p>
          </table:table-cell>
          <table:table-cell office:value-type="string" table:style-name="ce1">
            <text:p>potentiell gefährdet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bisher nur im westlichen Teil der Schweiz gefund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6FD8C59-D76C-4127-B0A7-9FF1D3B4450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72D42F5-4119-458F-B7B7-30A967B6EBD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754484C-A658-466D-B560-7058817140D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7745805-B2F3-4749-B1BA-E185D50740D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kommt nur in der Südschweiz vo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7B66DAF-6920-4FBD-BB88-3D3FF2A0C8F1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7E37C87-B652-40E5-ABF6-3449F5051A4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8883B91-9999-4DBC-A13E-BCAB816F1C5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88B465B-D47E-4485-B0BD-24FD4EBFAEAE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88CC6BD-635C-4DA2-A531-61FB3305EA3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8A790AC-7559-4222-96F3-58EF3C2F6F2A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stark gefährdet</text:p>
          </table:table-cell>
          <table:table-cell office:value-type="string" table:style-name="ce1">
            <text:p>B1ab(iv)+2ab(i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8BA2EBE-194D-433D-8457-6CC0CD60D62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A2b; B1ab(iv)+2ab(iv)</text:p>
          </table:table-cell>
          <table:table-cell office:value-type="string" table:style-name="ce1">
            <text:p>letzter Fund 19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8C2C2AD-4E6B-4F58-9D36-2306BAF528F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99AFE33-8107-4D91-BC0C-6A0D107FB24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A1D27AA-6B73-4D65-A65E-C9A8D6DA66C0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A315687-3D22-4048-B20C-79491AA7B82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A4188D2-1948-4C35-A89D-BEB7A859346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ABCA5F7-C34E-40F5-8EFD-0615DF644497</text:p>
          </table:table-cell>
          <table:table-cell table:number-columns-repeated="3" table:style-name="ce1"/>
          <table:table-cell office:value-type="string" table:style-name="ce1">
            <text:p>E</text:p>
          </table:table-cell>
          <table:table-cell office:value-type="string" table:style-name="ce1">
            <text:p>endangered</text:p>
          </table:table-cell>
          <table:table-cell office:value-type="string" table:style-name="ce1">
            <text:p>RE</text:p>
          </table:table-cell>
          <table:table-cell office:value-type="string" table:style-name="ce1">
            <text:p>in der Schweiz ausgestorben</text:p>
          </table:table-cell>
          <table:table-cell table:style-name="ce1"/>
          <table:table-cell office:value-type="string" table:style-name="ce1">
            <text:p>letzter Fund 1917, Nachsuche aller Populationen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AF0123C-F33E-4389-B05E-9356962A7DD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AF7BF10-5F16-41D0-816D-611AEB9CFC9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möglicherweise ausgestorben, einziger Fund um 1930, Nachsuche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AFA0F4E-F67C-4317-A3B8-C270BF3B97DE</text:p>
          </table:table-cell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om Aussterben bedroht</text:p>
          </table:table-cell>
          <table:table-cell office:value-type="string" table:style-name="ce1">
            <text:p>B2ab(iv)</text:p>
          </table:table-cell>
          <table:table-cell office:value-type="string" table:style-name="ce1">
            <text:p>möglicherweise ausgestorben, letzter Fund 1915, Nachsuche mehrerer Populationen erfolgl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B18B4CC-C22F-46DF-AC94-EB8FF0FD62BF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B56E552-252A-40CC-8B55-5F657EF2EB9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B5AF036-E6AB-49F6-9F19-489400A2353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B8372BB-B287-44BC-9575-8F37B869397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B9D6996-BD09-4B1A-9EFC-839ABA2C5E0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BD8B029-D4B5-42D9-A497-E94F06C1FAA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BF88A8F-7DBF-4955-AE93-4CB4C0CEA71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BFAB15D-3628-4DB6-82E8-F26B6DF9BA81</text:p>
          </table:table-cell>
          <table:table-cell table:number-columns-repeated="3" table:style-name="ce1"/>
          <table:table-cell office:value-type="string" table:style-name="ce1">
            <text:p>K</text:p>
          </table:table-cell>
          <table:table-cell office:value-type="string" table:style-name="ce1">
            <text:p>insufficiently known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C18C650-DBBA-4FE4-B909-30EE7B80C91D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style-name="ce1"/>
          <table:table-cell office:value-type="string" table:style-name="ce1">
            <text:p>Vorkommen in der Schweiz unsiche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C3E982A-1CAF-4123-B11C-1B33144E2D19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C574AAC-BE8C-448B-B3B0-FC5F12933C17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C83014A-B11E-47A6-8597-1A0F8051F6F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CBACE41-F6D7-41CE-A031-0C7A5AC89ED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D127BC3-1483-46C3-82E0-799B7702F265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D2FFDB1-3A27-44E8-AAD3-5B71CDFC023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D6F25D9-4CFB-4C74-99C6-3D7420B102B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abhängig vom Moorschutz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D7A9862-EF84-48BD-9E2C-F3E65ECDAFA3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D</text:p>
          </table:table-cell>
          <table:table-cell office:value-type="string" table:style-name="ce1">
            <text:p>ungenügende Datengrundla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D89BC12-19A7-4ED5-AE03-70DC4172360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m Schutz der Trockenstandor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D8CA3CA-2EA9-46FA-8EE7-01091280F0C8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DA6427E-C366-4EC0-922F-C65F798F09A2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NE</text:p>
          </table:table-cell>
          <table:table-cell office:value-type="string" table:style-name="ce1">
            <text:p>nicht evaluie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DBC3942-2673-427D-B52E-DB7949B02EEA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wird erst seit kurzem unterschieden, scheint jedoch nicht selt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DD7A35B-07D7-4132-9775-FDEDDCC5DEB8</text:p>
          </table:table-cell>
          <table:table-cell table:number-columns-repeated="3" table:style-name="ce1"/>
          <table:table-cell office:value-type="string" table:style-name="ce1">
            <text:p>K</text:p>
          </table:table-cell>
          <table:table-cell office:value-type="string" table:style-name="ce1">
            <text:p>insufficiently know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m Schutz der Trockenstandor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DD8CBFD-AF2F-400F-9723-A067A4D604EB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bhängig vom Schutz der Trockenstandor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E08950B-9BBE-41AF-80B0-253264E4F96C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E73DC7A-1520-47F5-B6EC-BBDBFE603204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A2b; D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ED0FDBE-283E-48FD-BFB9-E4E902611277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style-name="ce1"/>
          <table:table-cell office:value-type="string" table:style-name="ce1">
            <text:p>im Mittelland selt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EF996CE-5A93-471D-BE03-29FAD327AAC6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C</text:p>
          </table:table-cell>
          <table:table-cell office:value-type="string" table:style-name="ce1">
            <text:p>nicht gefährd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FCABFB4-84CA-4CD8-A190-7DEDFE95B084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erletzlich</text:p>
          </table:table-cell>
          <table:table-cell office:value-type="string" table:style-name="ce1">
            <text:p>D2</text:p>
          </table:table-cell>
          <table:table-cell table:number-columns-repeated="16375" table:style-name="ce1"/>
        </table:table-row>
        <table:table-row table:number-rows-repeated="1047354" table:style-name="ro1">
          <table:table-cell table:number-columns-repeated="16384"/>
        </table:table-row>
      </table:table>
      <table:database-ranges>
        <table:database-range table:target-range-address="Tabelle1.A1:Tabelle1.J122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Seit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xander Gabriel</meta:initial-creator>
    <dc:creator>alex</dc:creator>
    <meta:creation-date>2014-06-14T21:29:23Z</meta:creation-date>
    <dc:date>2014-06-14T21:29:24Z</dc:date>
    <meta:editing-cycles>0</meta:editing-cycles>
    <meta:editing-duration>PT0S</meta:editing-duration>
  </office:meta>
</office:document-meta>
</file>